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46in"/>
    </style:style>
    <style:style style:name="co2" style:family="table-column">
      <style:table-column-properties fo:break-before="auto" style:column-width="1.1437in"/>
    </style:style>
    <style:style style:name="co3" style:family="table-column">
      <style:table-column-properties fo:break-before="auto" style:column-width="1.3902in"/>
    </style:style>
    <style:style style:name="co4" style:family="table-column">
      <style:table-column-properties fo:break-before="auto" style:column-width="0.7193in"/>
    </style:style>
    <style:style style:name="co5" style:family="table-column">
      <style:table-column-properties fo:break-before="auto" style:column-width="0.6902in"/>
    </style:style>
    <style:style style:name="co6" style:family="table-column">
      <style:table-column-properties fo:break-before="auto" style:column-width="2.9189in"/>
    </style:style>
    <style:style style:name="co7" style:family="table-column">
      <style:table-column-properties fo:break-before="auto" style:column-width="2.8965in"/>
    </style:style>
    <style:style style:name="co8" style:family="table-column">
      <style:table-column-properties fo:break-before="auto" style:column-width="1.722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8673in"/>
    </style:style>
    <style:style style:name="co11" style:family="table-column">
      <style:table-column-properties fo:break-before="auto" style:column-width="1.0445in"/>
    </style:style>
    <style:style style:name="co12" style:family="table-column">
      <style:table-column-properties fo:break-before="auto" style:column-width="0.7689in"/>
    </style:style>
    <style:style style:name="co13" style:family="table-column">
      <style:table-column-properties fo:break-before="auto" style:column-width="0.6992in"/>
    </style:style>
    <style:style style:name="co14" style:family="table-column">
      <style:table-column-properties fo:break-before="auto" style:column-width="1.7252in"/>
    </style:style>
    <style:style style:name="co15" style:family="table-column">
      <style:table-column-properties fo:break-before="auto" style:column-width="5.7in"/>
    </style:style>
    <style:style style:name="co16" style:family="table-column">
      <style:table-column-properties fo:break-before="auto" style:column-width="0.9165in"/>
    </style:style>
    <style:style style:name="co17" style:family="table-column">
      <style:table-column-properties fo:break-before="auto" style:column-width="1.1728in"/>
    </style:style>
    <style:style style:name="co18" style:family="table-column">
      <style:table-column-properties fo:break-before="auto" style:column-width="1.272in"/>
    </style:style>
    <style:style style:name="co19" style:family="table-column">
      <style:table-column-properties fo:break-before="auto" style:column-width="0.9465in"/>
    </style:style>
    <style:style style:name="co20" style:family="table-column">
      <style:table-column-properties fo:break-before="auto" style:column-width="1.7846in"/>
    </style:style>
    <style:style style:name="co21" style:family="table-column">
      <style:table-column-properties fo:break-before="auto" style:column-width="2.1in"/>
    </style:style>
    <style:style style:name="co22" style:family="table-column">
      <style:table-column-properties fo:break-before="auto" style:column-width="10.1772in"/>
    </style:style>
    <style:style style:name="co23" style:family="table-column">
      <style:table-column-properties fo:break-before="auto" style:column-width="0.5583in"/>
    </style:style>
    <style:style style:name="co24" style:family="table-column">
      <style:table-column-properties fo:break-before="auto" style:column-width="0.5984in"/>
    </style:style>
    <style:style style:name="co25" style:family="table-column">
      <style:table-column-properties fo:break-before="auto" style:column-width="0.6398in"/>
    </style:style>
    <style:style style:name="co26" style:family="table-column">
      <style:table-column-properties fo:break-before="auto" style:column-width="2.4846in"/>
    </style:style>
    <style:style style:name="co27" style:family="table-column">
      <style:table-column-properties fo:break-before="auto" style:column-width="0.5035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0.4035in"/>
    </style:style>
    <style:style style:name="co30" style:family="table-column">
      <style:table-column-properties fo:break-before="auto" style:column-width="1.7382in"/>
    </style:style>
    <style:style style:name="co31" style:family="table-column">
      <style:table-column-properties fo:break-before="auto" style:column-width="1.8937in"/>
    </style:style>
    <style:style style:name="co32" style:family="table-column">
      <style:table-column-properties fo:break-before="auto" style:column-width="1.2819in"/>
    </style:style>
    <style:style style:name="co33" style:family="table-column">
      <style:table-column-properties fo:break-before="auto" style:column-width="1.4898in"/>
    </style:style>
    <style:style style:name="co34" style:family="table-column">
      <style:table-column-properties fo:break-before="auto" style:column-width="1.2299in"/>
    </style:style>
    <style:style style:name="co35" style:family="table-column">
      <style:table-column-properties fo:break-before="auto" style:column-width="0.2646in"/>
    </style:style>
    <style:style style:name="co36" style:family="table-column">
      <style:table-column-properties fo:break-before="auto" style:column-width="0.7811in"/>
    </style:style>
    <style:style style:name="co37" style:family="table-column">
      <style:table-column-properties fo:break-before="auto" style:column-width="3.7902in"/>
    </style:style>
    <style:style style:name="co38" style:family="table-column">
      <style:table-column-properties fo:break-before="auto" style:column-width="2.1992in"/>
    </style:style>
    <style:style style:name="co39" style:family="table-column">
      <style:table-column-properties fo:break-before="auto" style:column-width="6.8945in"/>
    </style:style>
    <style:style style:name="ro1" style:family="table-row">
      <style:table-row-properties style:row-height="0.3161in" fo:break-before="auto" style:use-optimal-row-height="false"/>
    </style:style>
    <style:style style:name="ro2" style:family="table-row">
      <style:table-row-properties style:row-height="0.1752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style:font-name-asian="DejaVu Sans" style:font-name-complex="DejaVu Sans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tock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3" office:value-type="string">
            <text:p>Supplier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Order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Notes</text:p>
          </table:table-cell>
          <table:table-cell table:style-name="ce3"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91826">
            <text:p>1791826</text:p>
          </table:table-cell>
          <table:table-cell office:value-type="string">
            <text:p>Farnell</text:p>
          </table:table-cell>
          <table:table-cell office:value-type="float" office:value="685">
            <text:p>685</text:p>
          </table:table-cell>
          <table:table-cell table:number-columns-repeated="2"/>
          <table:table-cell office:value-type="string">
            <text:p>Green cage clamps 10s</text:p>
          </table:table-cell>
          <table:table-cell office:value-type="string">
            <text:p>each box contains 100 pieces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91868">
            <text:p>1791868</text:p>
          </table:table-cell>
          <table:table-cell office:value-type="string">
            <text:p>Farnell</text:p>
          </table:table-cell>
          <table:table-cell office:value-type="float" office:value="133">
            <text:p>133</text:p>
          </table:table-cell>
          <table:table-cell table:number-columns-repeated="2"/>
          <table:table-cell office:value-type="string">
            <text:p>Green cage clamps end cover</text:p>
          </table:table-cell>
          <table:table-cell office:value-type="string">
            <text:p>each box contains 50, most do not though</text:p>
          </table:table-cell>
          <table:table-cell table:number-columns-repeated="101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50433">
            <text:p>150433</text:p>
          </table:table-cell>
          <table:table-cell office:value-type="string">
            <text:p>Farn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Ribbon cable, 8-way</text:p>
          </table:table-cell>
          <table:table-cell office:value-type="string">
            <text:p>single piece, 50m</text:p>
          </table:table-cell>
          <table:table-cell table:number-columns-repeated="101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00k resistor reel</text:p>
          </table:table-cell>
          <table:table-cell office:value-type="string">
            <text:p>reel of 100k resistors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k resistor reel</text:p>
          </table:table-cell>
          <table:table-cell office:value-type="string">
            <text:p>reel of 1k resistors</text:p>
          </table:table-cell>
          <table:table-cell table:number-columns-repeated="101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82408">
            <text:p>3882408</text:p>
          </table:table-cell>
          <table:table-cell office:value-type="string">
            <text:p>Farnell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3-Header right angle 3way Female</text:p>
          </table:table-cell>
          <table:table-cell office:value-type="string">
            <text:p>green push connectors, 3 way</text:p>
          </table:table-cell>
          <table:table-cell table:number-columns-repeated="101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office:value-type="string">
            <text:p>Farnell</text:p>
          </table:table-cell>
          <table:table-cell office:value-type="float" office:value="208">
            <text:p>208</text:p>
          </table:table-cell>
          <table:table-cell table:number-columns-repeated="2"/>
          <table:table-cell office:value-type="string">
            <text:p>2-Header right angle 2way Female</text:p>
          </table:table-cell>
          <table:table-cell office:value-type="string">
            <text:p>green push connector 2 way</text:p>
          </table:table-cell>
          <table:table-cell table:number-columns-repeated="101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36217">
            <text:p>1236217</text:p>
          </table:table-cell>
          <table:table-cell office:value-type="string">
            <text:p>Farnell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Data Selector/Mux SMD</text:p>
          </table:table-cell>
          <table:table-cell office:value-type="string">
            <text:p>74153 HC153 </text:p>
          </table:table-cell>
          <table:table-cell table:number-columns-repeated="101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846263">
            <text:p>9846263</text:p>
          </table:table-cell>
          <table:table-cell office:value-type="string">
            <text:p>Farnell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MOSFET P SO8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846204">
            <text:p>9846204</text:p>
          </table:table-cell>
          <table:table-cell office:value-type="string">
            <text:p>Farnell</text:p>
          </table:table-cell>
          <table:table-cell office:value-type="float" office:value="63">
            <text:p>63</text:p>
          </table:table-cell>
          <table:table-cell table:number-columns-repeated="2"/>
          <table:table-cell office:value-type="string">
            <text:p>MOSFET P SO8</text:p>
          </table:table-cell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office:value-type="string">
            <text:p>Farnell</text:p>
          </table:table-cell>
          <table:table-cell office:value-type="float" office:value="740">
            <text:p>740</text:p>
          </table:table-cell>
          <table:table-cell table:number-columns-repeated="2"/>
          <table:table-cell office:value-type="string">
            <text:p>RED LED</text:p>
          </table:table-cell>
          <table:table-cell table:style-name="ce2" office:value-type="float" office:value="603">
            <text:p>603</text:p>
          </table:table-cell>
          <table:table-cell table:number-columns-repeated="101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00347">
            <text:p>1100347</text:p>
          </table:table-cell>
          <table:table-cell office:value-type="string">
            <text:p>Farnell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Resistor R04</text:p>
          </table:table-cell>
          <table:table-cell office:value-type="string">
            <text:p>Fat resistor for current sense purposes 3W</text:p>
          </table:table-cell>
          <table:table-cell table:number-columns-repeated="101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63231">
            <text:p>1463231</text:p>
          </table:table-cell>
          <table:table-cell office:value-type="string">
            <text:p>Farnell</text:p>
          </table:table-cell>
          <table:table-cell office:value-type="float" office:value="63">
            <text:p>63</text:p>
          </table:table-cell>
          <table:table-cell table:number-columns-repeated="2"/>
          <table:table-cell office:value-type="string">
            <text:p>Schottky 3A 40V</text:p>
          </table:table-cell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80568">
            <text:p>1580568</text:p>
          </table:table-cell>
          <table:table-cell office:value-type="string">
            <text:p>Farnell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Capacitor 220uF 10V</text:p>
          </table:table-cell>
          <table:table-cell office:value-type="string">
            <text:p>Shiny silver canisters with insulation</text:p>
          </table:table-cell>
          <table:table-cell table:number-columns-repeated="101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17037">
            <text:p>1217037</text:p>
          </table:table-cell>
          <table:table-cell office:value-type="string">
            <text:p>Farnell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Low Voltage 2.1mm power socket</text:p>
          </table:table-cell>
          <table:table-cell office:value-type="string">
            <text:p>Power socket for PCB -&gt; Battery charger</text:p>
          </table:table-cell>
          <table:table-cell table:number-columns-repeated="101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86606">
            <text:p>286606</text:p>
          </table:table-cell>
          <table:table-cell office:value-type="string">
            <text:p>Farnell</text:p>
          </table:table-cell>
          <table:table-cell office:value-type="float" office:value="43">
            <text:p>43</text:p>
          </table:table-cell>
          <table:table-cell table:number-columns-repeated="2"/>
          <table:table-cell office:value-type="string">
            <text:p>Capacitor 10uF 63V</text:p>
          </table:table-cell>
          <table:table-cell office:value-type="string">
            <text:p>cylinder capacitor, blue </text:p>
          </table:table-cell>
          <table:table-cell table:number-columns-repeated="101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694390">
            <text:p>9694390</text:p>
          </table:table-cell>
          <table:table-cell office:value-type="string">
            <text:p>Farnell</text:p>
          </table:table-cell>
          <table:table-cell office:value-type="float" office:value="64">
            <text:p>64</text:p>
          </table:table-cell>
          <table:table-cell table:number-columns-repeated="2"/>
          <table:table-cell office:value-type="string">
            <text:p>Capacitor reel, 68UF 16V</text:p>
          </table:table-cell>
          <table:table-cell office:value-type="string">
            <text:p>silver </text:p>
          </table:table-cell>
          <table:table-cell table:number-columns-repeated="101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63496">
            <text:p>1463496</text:p>
          </table:table-cell>
          <table:table-cell office:value-type="string">
            <text:p>Farnell</text:p>
          </table:table-cell>
          <table:table-cell office:value-type="float" office:value="62">
            <text:p>62</text:p>
          </table:table-cell>
          <table:table-cell table:number-columns-repeated="2"/>
          <table:table-cell office:value-type="string">
            <text:p>Inductor reel, 18uH 3.8A</text:p>
          </table:table-cell>
          <table:table-cell office:value-type="string">
            <text:p>big black bag</text:p>
          </table:table-cell>
          <table:table-cell table:number-columns-repeated="101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62740">
            <text:p>1162740</text:p>
          </table:table-cell>
          <table:table-cell office:value-type="string">
            <text:p>Farnell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Fuse holder PCB</text:p>
          </table:table-cell>
          <table:table-cell table:number-columns-repeated="1017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23187">
            <text:p>1123187</text:p>
          </table:table-cell>
          <table:table-cell office:value-type="string">
            <text:p>Farnell</text:p>
          </table:table-cell>
          <table:table-cell office:value-type="float" office:value="49">
            <text:p>49</text:p>
          </table:table-cell>
          <table:table-cell table:number-columns-repeated="2"/>
          <table:table-cell office:value-type="string">
            <text:p>Fuse </text:p>
          </table:table-cell>
          <table:table-cell office:value-type="string">
            <text:p>the fuses for power board</text:p>
          </table:table-cell>
          <table:table-cell table:number-columns-repeated="1016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418297">
            <text:p>3418297</text:p>
          </table:table-cell>
          <table:table-cell office:value-type="string">
            <text:p>Farnell</text:p>
          </table:table-cell>
          <table:table-cell office:value-type="float" office:value="317">
            <text:p>317</text:p>
          </table:table-cell>
          <table:table-cell table:number-columns-repeated="2"/>
          <table:table-cell office:value-type="string">
            <text:p>3-Way 1row header </text:p>
          </table:table-cell>
          <table:table-cell office:value-type="string">
            <text:p>Servo headers</text:p>
          </table:table-cell>
          <table:table-cell table:number-columns-repeated="1016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9525297">
            <text:p>9525297</text:p>
          </table:table-cell>
          <table:table-cell office:value-type="string">
            <text:p>Farnell</text:p>
          </table:table-cell>
          <table:table-cell office:value-type="float" office:value="86">
            <text:p>86</text:p>
          </table:table-cell>
          <table:table-cell table:number-columns-repeated="2"/>
          <table:table-cell office:value-type="string">
            <text:p>MOSFET P SOT-23</text:p>
          </table:table-cell>
          <table:table-cell office:value-type="string">
            <text:p>P-type mosfets</text:p>
          </table:table-cell>
          <table:table-cell table:number-columns-repeated="1016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9590323">
            <text:p>9590323</text:p>
          </table:table-cell>
          <table:table-cell office:value-type="string">
            <text:p>Farnell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Hex Inverter 74ACT04</text:p>
          </table:table-cell>
          <table:table-cell office:value-type="string">
            <text:p>From pwm board i think</text:p>
          </table:table-cell>
          <table:table-cell table:number-columns-repeated="1016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36502">
            <text:p>636502</text:p>
          </table:table-cell>
          <table:table-cell office:value-type="string">
            <text:p>Farnell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Socket IDC 8Way</text:p>
          </table:table-cell>
          <table:table-cell office:value-type="string">
            <text:p>Slug-&gt;Power board male connector</text:p>
          </table:table-cell>
          <table:table-cell table:number-columns-repeated="1016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office:value-type="string">
            <text:p>Farnell</text:p>
          </table:table-cell>
          <table:table-cell office:value-type="float" office:value="49">
            <text:p>49</text:p>
          </table:table-cell>
          <table:table-cell table:number-columns-repeated="2"/>
          <table:table-cell office:value-type="string">
            <text:p>Crystal 32kHz</text:p>
          </table:table-cell>
          <table:table-cell office:value-type="string">
            <text:p>tiny little cylinders </text:p>
          </table:table-cell>
          <table:table-cell table:number-columns-repeated="1016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298442">
            <text:p>1298442</text:p>
          </table:table-cell>
          <table:table-cell office:value-type="string">
            <text:p>Farnell</text:p>
          </table:table-cell>
          <table:table-cell office:value-type="float" office:value="43">
            <text:p>43</text:p>
          </table:table-cell>
          <table:table-cell table:number-columns-repeated="2"/>
          <table:table-cell office:value-type="string">
            <text:p>Diode Schottky</text:p>
          </table:table-cell>
          <table:table-cell office:value-type="string">
            <text:p>12A Dpak Fat diodes, motor board </text:p>
          </table:table-cell>
          <table:table-cell table:number-columns-repeated="1016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office:value-type="string">
            <text:p>Farnell</text:p>
          </table:table-cell>
          <table:table-cell office:value-type="float" office:value="429">
            <text:p>429</text:p>
          </table:table-cell>
          <table:table-cell table:number-columns-repeated="2"/>
          <table:table-cell office:value-type="string">
            <text:p>Diode schottky dual </text:p>
          </table:table-cell>
          <table:table-cell office:value-type="string">
            <text:p>small little diodes</text:p>
          </table:table-cell>
          <table:table-cell table:number-columns-repeated="1016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971890">
            <text:p>9971890</text:p>
          </table:table-cell>
          <table:table-cell office:value-type="string">
            <text:p>Farnell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string">
            <text:p>Crimp terminal female</text:p>
          </table:table-cell>
          <table:table-cell office:value-type="string">
            <text:p>blue plastic coating</text:p>
          </table:table-cell>
          <table:table-cell table:number-columns-repeated="1016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office:value-type="string">
            <text:p>Farnell</text:p>
          </table:table-cell>
          <table:table-cell office:value-type="float" office:value="392">
            <text:p>392</text:p>
          </table:table-cell>
          <table:table-cell table:number-columns-repeated="2"/>
          <table:table-cell office:value-type="string">
            <text:p>Capacitor 100nF 50V </text:p>
          </table:table-cell>
          <table:table-cell office:value-type="string">
            <text:p>SM capacitors</text:p>
          </table:table-cell>
          <table:table-cell table:number-columns-repeated="1016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67959">
            <text:p>1467959</text:p>
          </table:table-cell>
          <table:table-cell office:value-type="string">
            <text:p>Farnell</text:p>
          </table:table-cell>
          <table:table-cell office:value-type="float" office:value="142">
            <text:p>142</text:p>
          </table:table-cell>
          <table:table-cell table:number-columns-repeated="2"/>
          <table:table-cell office:value-type="string">
            <text:p>MOSFET N SMD SOT323</text:p>
          </table:table-cell>
          <table:table-cell office:value-type="string">
            <text:p>unopened bag</text:p>
          </table:table-cell>
          <table:table-cell table:number-columns-repeated="1016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12534">
            <text:p>612534</text:p>
          </table:table-cell>
          <table:table-cell office:value-type="string">
            <text:p>Farnell</text:p>
          </table:table-cell>
          <table:table-cell office:value-type="float" office:value="49">
            <text:p>49</text:p>
          </table:table-cell>
          <table:table-cell table:number-columns-repeated="2"/>
          <table:table-cell office:value-type="string">
            <text:p>Resistor 0603 2k7</text:p>
          </table:table-cell>
          <table:table-cell office:value-type="string">
            <text:p>little pink bag</text:p>
          </table:table-cell>
          <table:table-cell table:number-columns-repeated="1016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69749">
            <text:p>1469749</text:p>
          </table:table-cell>
          <table:table-cell office:value-type="string">
            <text:p>Farnell</text:p>
          </table:table-cell>
          <table:table-cell office:value-type="float" office:value="117">
            <text:p>117</text:p>
          </table:table-cell>
          <table:table-cell table:number-columns-repeated="2"/>
          <table:table-cell office:value-type="string">
            <text:p>Resistor 0603 10KR</text:p>
          </table:table-cell>
          <table:table-cell office:value-type="string">
            <text:p>translucent silver/black bag</text:p>
          </table:table-cell>
          <table:table-cell table:number-columns-repeated="1016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14037">
            <text:p>1414037</text:p>
          </table:table-cell>
          <table:table-cell office:value-type="string">
            <text:p>Farnell</text:p>
          </table:table-cell>
          <table:table-cell office:value-type="float" office:value="76">
            <text:p>76</text:p>
          </table:table-cell>
          <table:table-cell table:number-columns-repeated="2"/>
          <table:table-cell office:value-type="string">
            <text:p>Capacitor 0603 470nF 16V</text:p>
          </table:table-cell>
          <table:table-cell office:value-type="string">
            <text:p>translucent </text:p>
          </table:table-cell>
          <table:table-cell table:number-columns-repeated="1016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9451072">
            <text:p>9451072</text:p>
          </table:table-cell>
          <table:table-cell office:value-type="string">
            <text:p>Farnell</text:p>
          </table:table-cell>
          <table:table-cell office:value-type="float" office:value="38">
            <text:p>38</text:p>
          </table:table-cell>
          <table:table-cell table:number-columns-repeated="2"/>
          <table:table-cell office:value-type="string">
            <text:p>Capacitor 47uF 16V</text:p>
          </table:table-cell>
          <table:table-cell office:value-type="string">
            <text:p>cylindrical black capacitors</text:p>
          </table:table-cell>
          <table:table-cell table:number-columns-repeated="1016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office:value-type="string">
            <text:p>Farnell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4-way 1row headers</text:p>
          </table:table-cell>
          <table:table-cell office:value-type="string">
            <text:p>programming headers</text:p>
          </table:table-cell>
          <table:table-cell table:number-columns-repeated="1016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735646">
            <text:p>8735646</text:p>
          </table:table-cell>
          <table:table-cell office:value-type="string">
            <text:p>Farnell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Diode Zener 3.3V 5% SOD-323</text:p>
          </table:table-cell>
          <table:table-cell office:value-type="string">
            <text:p>diodes</text:p>
          </table:table-cell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office:value-type="string">
            <text:p>Farn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I2C right angle PCB socket</text:p>
          </table:table-cell>
          <table:table-cell office:value-type="string">
            <text:p>female</text:p>
          </table:table-cell>
          <table:table-cell table:number-columns-repeated="1016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236655">
            <text:p>1236655</text:p>
          </table:table-cell>
          <table:table-cell office:value-type="string">
            <text:p>Farnell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Capacitor 1.0uF 16V</text:p>
          </table:table-cell>
          <table:table-cell office:value-type="string">
            <text:p>black cylindrical caps</text:p>
          </table:table-cell>
          <table:table-cell table:number-columns-repeated="1016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801305">
            <text:p>3801305</text:p>
          </table:table-cell>
          <table:table-cell office:value-type="string">
            <text:p>Farnell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Tacticle Switch SPNO</text:p>
          </table:table-cell>
          <table:table-cell office:value-type="string">
            <text:p>SMD switch for power board</text:p>
          </table:table-cell>
          <table:table-cell table:number-columns-repeated="1016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8067538">
            <text:p>8067538</text:p>
          </table:table-cell>
          <table:table-cell office:value-type="string">
            <text:p>Farnell</text:p>
          </table:table-cell>
          <table:table-cell office:value-type="float" office:value="48">
            <text:p>48</text:p>
          </table:table-cell>
          <table:table-cell table:number-columns-repeated="2"/>
          <table:table-cell office:value-type="string">
            <text:p>Resistor 1206 0.015R</text:p>
          </table:table-cell>
          <table:table-cell office:value-type="string">
            <text:p>sm resistors</text:p>
          </table:table-cell>
          <table:table-cell table:number-columns-repeated="1016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882287">
            <text:p>3882287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PCB green cage clamps screw 3-way</text:p>
          </table:table-cell>
          <table:table-cell office:value-type="string">
            <text:p>check order no. </text:p>
          </table:table-cell>
          <table:table-cell table:number-columns-repeated="1016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9403140">
            <text:p>9403140</text:p>
          </table:table-cell>
          <table:table-cell office:value-type="string">
            <text:p>Farnell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Resistor 2512 2W R004</text:p>
          </table:table-cell>
          <table:table-cell office:value-type="string">
            <text:p>fat resistors, current sense?</text:p>
          </table:table-cell>
          <table:table-cell table:number-columns-repeated="1016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463377">
            <text:p>1463377</text:p>
          </table:table-cell>
          <table:table-cell office:value-type="string">
            <text:p>Farnell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Capacitor 10uF 0805</text:p>
          </table:table-cell>
          <table:table-cell office:value-type="string">
            <text:p>10uF 6.3V</text:p>
          </table:table-cell>
          <table:table-cell office:value-type="string">
            <text:p><text:s/></text:p>
          </table:table-cell>
          <table:table-cell table:number-columns-repeated="101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296-21446-1-ND</text:p>
          </table:table-cell>
          <table:table-cell office:value-type="string">
            <text:p>Digikey-uk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MSP430F2234 </text:p>
          </table:table-cell>
          <table:table-cell office:value-type="string">
            <text:p>microcontroller</text:p>
          </table:table-cell>
          <table:table-cell table:number-columns-repeated="1016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Resistor 0603 47k</text:p>
          </table:table-cell>
          <table:table-cell office:value-type="string">
            <text:p>sm resistor</text:p>
          </table:table-cell>
          <table:table-cell table:number-columns-repeated="1016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9331930">
            <text:p>9331930</text:p>
          </table:table-cell>
          <table:table-cell office:value-type="string">
            <text:p>Farn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esistor 0603 220k</text:p>
          </table:table-cell>
          <table:table-cell office:value-type="string">
            <text:p>sm resistor</text:p>
          </table:table-cell>
          <table:table-cell table:number-columns-repeated="1016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296-16842-ND</text:p>
          </table:table-cell>
          <table:table-cell office:value-type="string">
            <text:p>Digikey-uk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MSP430F169</text:p>
          </table:table-cell>
          <table:table-cell office:value-type="string">
            <text:p>Power Board Microcontroller</text:p>
          </table:table-cell>
          <table:table-cell table:number-columns-repeated="1016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9331689">
            <text:p>9331689</text:p>
          </table:table-cell>
          <table:table-cell office:value-type="string">
            <text:p>Farn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esistor 0603 100R</text:p>
          </table:table-cell>
          <table:table-cell office:value-type="string">
            <text:p>sm resistor</text:p>
          </table:table-cell>
          <table:table-cell table:number-columns-repeated="1016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MAX4069</text:p>
          </table:table-cell>
          <table:table-cell table:style-name="ce2" office:value-type="string">
            <text:p>Maxi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Maxim bidirectional current sense chip</text:p>
          </table:table-cell>
          <table:table-cell table:number-columns-repeated="1017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67538">
            <text:p>8067538</text:p>
          </table:table-cell>
          <table:table-cell office:value-type="string">
            <text:p>Farnell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Resistor 1206 0.015R 0.5W</text:p>
          </table:table-cell>
          <table:table-cell office:value-type="string">
            <text:p>motor board current sense resistor</text:p>
          </table:table-cell>
          <table:table-cell table:number-columns-repeated="1016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9590323">
            <text:p>9590323</text:p>
          </table:table-cell>
          <table:table-cell table:style-name="ce2" office:value-type="string">
            <text:p>Farn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74ACT04D Hex Inverter 5V </text:p>
          </table:table-cell>
          <table:table-cell office:value-type="string">
            <text:p>PWM servo buffer</text:p>
          </table:table-cell>
          <table:table-cell table:number-columns-repeated="1016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109732">
            <text:p>1109732</text:p>
          </table:table-cell>
          <table:table-cell office:value-type="string">
            <text:p>Farn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Vertical Socket 1Row 10Way</text:p>
          </table:table-cell>
          <table:table-cell office:value-type="string">
            <text:p>Connector for xbee, need 2 of these per board</text:p>
          </table:table-cell>
          <table:table-cell table:number-columns-repeated="1016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636563">
            <text:p>636563</text:p>
          </table:table-cell>
          <table:table-cell office:value-type="string">
            <text:p>Farn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IDC Header Straight 8Way Female</text:p>
          </table:table-cell>
          <table:table-cell office:value-type="string">
            <text:p>PWR-SLUG umbilical connector, female</text:p>
          </table:table-cell>
          <table:table-cell table:number-columns-repeated="1016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AX1626</text:p>
          </table:table-cell>
          <table:table-cell office:value-type="string">
            <text:p>Digikey-uk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MAX1626 Step-Down controller</text:p>
          </table:table-cell>
          <table:table-cell office:value-type="string">
            <text:p>Switch Mode supply</text:p>
          </table:table-cell>
          <table:table-cell table:number-columns-repeated="1016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94018">
            <text:p>1094018</text:p>
          </table:table-cell>
          <table:table-cell office:value-type="string">
            <text:p>Farn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IMO SRM 5VDC Relay, SPCO </text:p>
          </table:table-cell>
          <table:table-cell office:value-type="string">
            <text:p>Rated for 12A</text:p>
          </table:table-cell>
          <table:table-cell table:number-columns-repeated="1016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9689605">
            <text:p>9689605</text:p>
          </table:table-cell>
          <table:table-cell office:value-type="string">
            <text:p>Farn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SROBO I2C Programming connector</text:p>
          </table:table-cell>
          <table:table-cell office:value-type="string">
            <text:p>Prototype only</text:p>
          </table:table-cell>
          <table:table-cell table:number-columns-repeated="1016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463231">
            <text:p>1463231</text:p>
          </table:table-cell>
          <table:table-cell office:value-type="string">
            <text:p>Farn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International Rectifier Diode Schottky 3A 40V</text:p>
          </table:table-cell>
          <table:table-cell office:value-type="string">
            <text:p>Power board rectifier</text:p>
          </table:table-cell>
          <table:table-cell table:number-columns-repeated="1016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9471600">
            <text:p>9471600</text:p>
          </table:table-cell>
          <table:table-cell office:value-type="string">
            <text:p>Farn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Switch DIL 4WAY RED</text:p>
          </table:table-cell>
          <table:table-cell office:value-type="string">
            <text:p>Power board dip switch</text:p>
          </table:table-cell>
          <table:table-cell table:number-columns-repeated="1016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469803">
            <text:p>1469803</text:p>
          </table:table-cell>
          <table:table-cell office:value-type="string">
            <text:p>Farn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esistor 0603 330R</text:p>
          </table:table-cell>
          <table:table-cell table:number-columns-repeated="1017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9238549">
            <text:p>9238549</text:p>
          </table:table-cell>
          <table:table-cell office:value-type="string">
            <text:p>Farn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esistor 0603 3K3 </text:p>
          </table:table-cell>
          <table:table-cell office:value-type="string">
            <text:p>sm resistor</text:p>
          </table:table-cell>
          <table:table-cell table:number-columns-repeated="1016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3882275">
            <text:p>3882275</text:p>
          </table:table-cell>
          <table:table-cell office:value-type="string">
            <text:p>Farn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Terminal Block, Plug-In, 2-Way, Male</text:p>
          </table:table-cell>
          <table:table-cell office:value-type="string">
            <text:p>green srobo connector</text:p>
          </table:table-cell>
          <table:table-cell table:number-columns-repeated="1016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431318">
            <text:p>1431318</text:p>
          </table:table-cell>
          <table:table-cell office:value-type="string">
            <text:p>Farnell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string">
            <text:p>MOSFET P SOT-23</text:p>
          </table:table-cell>
          <table:table-cell office:value-type="string">
            <text:p>Jointio – can this be changed to 9525297 ??</text:p>
          </table:table-cell>
          <table:table-cell table:number-columns-repeated="1016"/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1324786">
            <text:p>1324786</text:p>
          </table:table-cell>
          <table:table-cell office:value-type="string">
            <text:p>Farn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MOSFET N D-PAK FDD8586 </text:p>
          </table:table-cell>
          <table:table-cell office:value-type="string">
            <text:p>motor board fet</text:p>
          </table:table-cell>
          <table:table-cell table:number-columns-repeated="1016"/>
        </table:table-row>
        <table:table-row table:style-name="ro2">
          <table:table-cell office:value-type="float" office:value="64">
            <text:p>64</text:p>
          </table:table-cell>
          <table:table-cell table:number-columns-repeated="1023"/>
        </table:table-row>
        <table:table-row table:style-name="ro2">
          <table:table-cell office:value-type="float" office:value="65">
            <text:p>65</text:p>
          </table:table-cell>
          <table:table-cell table:number-columns-repeated="1023"/>
        </table:table-row>
        <table:table-row table:style-name="ro2">
          <table:table-cell office:value-type="float" office:value="66">
            <text:p>66</text:p>
          </table:table-cell>
          <table:table-cell table:number-columns-repeated="1023"/>
        </table:table-row>
        <table:table-row table:style-name="ro2">
          <table:table-cell office:value-type="float" office:value="67">
            <text:p>67</text:p>
          </table:table-cell>
          <table:table-cell table:number-columns-repeated="1023"/>
        </table:table-row>
        <table:table-row table:style-name="ro2">
          <table:table-cell office:value-type="float" office:value="68">
            <text:p>68</text:p>
          </table:table-cell>
          <table:table-cell table:number-columns-repeated="1023"/>
        </table:table-row>
        <table:table-row table:style-name="ro2">
          <table:table-cell office:value-type="float" office:value="69">
            <text:p>69</text:p>
          </table:table-cell>
          <table:table-cell table:number-columns-repeated="1023"/>
        </table:table-row>
        <table:table-row table:style-name="ro2">
          <table:table-cell office:value-type="float" office:value="70">
            <text:p>70</text:p>
          </table:table-cell>
          <table:table-cell table:number-columns-repeated="1023"/>
        </table:table-row>
        <table:table-row table:style-name="ro2">
          <table:table-cell office:value-type="float" office:value="71">
            <text:p>71</text:p>
          </table:table-cell>
          <table:table-cell table:number-columns-repeated="1023"/>
        </table:table-row>
        <table:table-row table:style-name="ro2">
          <table:table-cell office:value-type="float" office:value="72">
            <text:p>72</text:p>
          </table:table-cell>
          <table:table-cell table:number-columns-repeated="1023"/>
        </table:table-row>
        <table:table-row table:style-name="ro2">
          <table:table-cell office:value-type="float" office:value="73">
            <text:p>73</text:p>
          </table:table-cell>
          <table:table-cell table:number-columns-repeated="1023"/>
        </table:table-row>
        <table:table-row table:style-name="ro2">
          <table:table-cell office:value-type="float" office:value="74">
            <text:p>74</text:p>
          </table:table-cell>
          <table:table-cell table:number-columns-repeated="1023"/>
        </table:table-row>
        <table:table-row table:style-name="ro2">
          <table:table-cell office:value-type="float" office:value="75">
            <text:p>75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miscellaneous</text:p>
          </table:table-cell>
          <table:table-cell table:number-columns-repeated="1023"/>
        </table:table-row>
        <table:table-row table:style-name="ro2">
          <table:table-cell/>
          <table:table-cell office:value-type="float" office:value="9337490">
            <text:p>9337490</text:p>
          </table:table-cell>
          <table:table-cell office:value-type="string">
            <text:p>Farnell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Resistor 1206 560R 0.125W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336583">
            <text:p>9336583</text:p>
          </table:table-cell>
          <table:table-cell office:value-type="string">
            <text:p>Farnell</text:p>
          </table:table-cell>
          <table:table-cell office:value-type="float" office:value="38">
            <text:p>38</text:p>
          </table:table-cell>
          <table:table-cell table:number-columns-repeated="2"/>
          <table:table-cell office:value-type="string">
            <text:p>Resistor 120647k 0.125W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337008">
            <text:p>9337008</text:p>
          </table:table-cell>
          <table:table-cell office:value-type="string">
            <text:p>Farnell</text:p>
          </table:table-cell>
          <table:table-cell office:value-type="float" office:value="101">
            <text:p>101</text:p>
          </table:table-cell>
          <table:table-cell table:number-columns-repeated="2"/>
          <table:table-cell office:value-type="string">
            <text:p>Resistor 1206 1k 0.125W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48154">
            <text:p>1248154</text:p>
          </table:table-cell>
          <table:table-cell office:value-type="string">
            <text:p>Farnell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7-Header 7 Way 1 Row straight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48140">
            <text:p>1248140</text:p>
          </table:table-cell>
          <table:table-cell office:value-type="string">
            <text:p>Farnell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2-Header 2-Way 1 Row straight 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215588">
            <text:p>4215588</text:p>
          </table:table-cell>
          <table:table-cell office:value-type="string">
            <text:p>Farnell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string">
            <text:p>Short Spade male connector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215590">
            <text:p>4215590</text:p>
          </table:table-cell>
          <table:table-cell office:value-type="string">
            <text:p>Farnell</text:p>
          </table:table-cell>
          <table:table-cell office:value-type="string">
            <text:p>~100</text:p>
          </table:table-cell>
          <table:table-cell table:number-columns-repeated="2"/>
          <table:table-cell office:value-type="string">
            <text:p>long spade male connector 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Farn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apacitor 63V 1uF Cylindrical Electrolytic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95673">
            <text:p>1095673</text:p>
          </table:table-cell>
          <table:table-cell office:value-type="string">
            <text:p>Farnell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MOSFET N SOT-2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331247">
            <text:p>9331247</text:p>
          </table:table-cell>
          <table:table-cell office:value-type="string">
            <text:p>Farn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Resistor 0603 4k7 0.063W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330984">
            <text:p>9330984</text:p>
          </table:table-cell>
          <table:table-cell office:value-type="string">
            <text:p>Farn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Resistor 0603 30k 0.063W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122534">
            <text:p>6122534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Resistor 0603 2k7 0.063W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938220">
            <text:p>3938220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RJ22 Plug Flat 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TE05302</text:p>
          </table:table-cell>
          <table:table-cell office:value-type="string">
            <text:p>?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RJ11 Connectors</text:p>
          </table:table-cell>
          <table:table-cell table:number-columns-repeated="1017"/>
        </table:table-row>
        <table:table-row table:style-name="ro2" table:number-rows-repeated="654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wer" table:style-name="ta1" table:print="false">
        <office:forms form:automatic-focus="false" form:apply-design-mode="false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5" table:default-cell-style-name="ce2"/>
        <table:table-column table:style-name="co16" table:default-cell-style-name="ce2"/>
        <table:table-column table:style-name="co9" table:number-columns-repeated="1016" table:default-cell-style-name="ce2"/>
        <table:table-row table:style-name="ro2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Parts</text:p>
          </table:table-cell>
          <table:table-cell table:style-name="ce1" table:number-columns-spanned="17" table:number-rows-spanned="1"/>
          <table:covered-table-cell table:number-columns-repeated="16" table:style-name="ce1"/>
          <table:table-cell table:style-name="ce1" table:number-columns-repeated="999"/>
          <table:table-cell/>
        </table:table-row>
        <table:table-row table:style-name="ro2">
          <table:table-cell table:number-columns-repeated="3" office:value-type="string">
            <text:p>?</text:p>
          </table:table-cell>
          <table:table-cell office:value-type="float" office:value="4">
            <text:p>4</text:p>
          </table:table-cell>
          <table:table-cell table:style-name="Default"/>
          <table:table-cell office:value-type="string">
            <text:p>C-EUC0603</text:p>
          </table:table-cell>
          <table:table-cell office:value-type="string">
            <text:p>C20,C21,C23,C24</text:p>
          </table:table-cell>
          <table:table-cell table:number-columns-repeated="1017"/>
        </table:table-row>
        <table:table-row table:style-name="ro2">
          <table:table-cell table:number-columns-repeated="3" office:value-type="string">
            <text:p>?</text:p>
          </table:table-cell>
          <table:table-cell office:value-type="float" office:value="2">
            <text:p>2</text:p>
          </table:table-cell>
          <table:table-cell table:style-name="Default"/>
          <table:table-cell office:value-type="string">
            <text:p>CRYSTALSM49</text:p>
          </table:table-cell>
          <table:table-cell office:value-type="string">
            <text:p>Q7,Q8</text:p>
          </table:table-cell>
          <table:table-cell table:number-columns-repeated="1017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CRYSTALTC26H</text:p>
          </table:table-cell>
          <table:table-cell office:value-type="string">
            <text:p>Q9</text:p>
          </table:table-cell>
          <table:table-cell table:number-columns-repeated="1017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463231">
            <text:p>1463231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table:style-name="Default"/>
          <table:table-cell office:value-type="string">
            <text:p>DIODE-SMC</text:p>
          </table:table-cell>
          <table:table-cell office:value-type="string">
            <text:p>D5,D6,D7</text:p>
          </table:table-cell>
          <table:table-cell table:number-columns-repeated="1017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9471600">
            <text:p>9471600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DP04</text:p>
          </table:table-cell>
          <table:table-cell office:value-type="string">
            <text:p>S1</text:p>
          </table:table-cell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table:style-name="Default" office:value-type="string">
            <text:p>Farnell</text:p>
          </table:table-cell>
          <table:table-cell office:value-type="float" office:value="10">
            <text:p>10</text:p>
          </table:table-cell>
          <table:table-cell table:style-name="Default"/>
          <table:table-cell office:value-type="string">
            <text:p>LEDCHIP-LED0603</text:p>
          </table:table-cell>
          <table:table-cell office:value-type="string">
            <text:p>LED1,LED2,LED8,LED9,LED10,LED11,LED12,LED13,LED14,LED15</text:p>
          </table:table-cell>
          <table:table-cell table:number-columns-repeated="1017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636563">
            <text:p>636563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PINHD-1X7</text:p>
          </table:table-cell>
          <table:table-cell office:value-type="string">
            <text:p>CON-SLUG</text:p>
          </table:table-cell>
          <table:table-cell table:number-columns-repeated="1017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62740">
            <text:p>1162740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SH22,5</text:p>
          </table:table-cell>
          <table:table-cell office:value-type="string">
            <text:p>F1</text:p>
          </table:table-cell>
          <table:table-cell table:number-columns-repeated="1017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0.1u</text:p>
          </table:table-cell>
          <table:table-cell office:value-type="string">
            <text:p>C-EUC0603</text:p>
          </table:table-cell>
          <table:table-cell office:value-type="string">
            <text:p>C19</text:p>
          </table:table-cell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00347">
            <text:p>1100347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,R26,R28,R30</text:p>
          </table:table-cell>
          <table:table-cell table:number-columns-repeated="1017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14037">
            <text:p>1414037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C4,C9,C16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5,R6,R7,R8</text:p>
          </table:table-cell>
          <table:table-cell table:number-columns-repeated="1017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67959">
            <text:p>1467959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2N7002</text:p>
          </table:table-cell>
          <table:table-cell office:value-type="string">
            <text:p>Q4,Q5,Q6</text:p>
          </table:table-cell>
          <table:table-cell table:number-columns-repeated="1017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12534">
            <text:p>612534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2k7</text:p>
          </table:table-cell>
          <table:table-cell office:value-type="string">
            <text:p>R-EU_R0603</text:p>
          </table:table-cell>
          <table:table-cell office:value-type="string">
            <text:p>R24</text:p>
          </table:table-cell>
          <table:table-cell table:number-columns-repeated="1017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9238549">
            <text:p>9238549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3k3</text:p>
          </table:table-cell>
          <table:table-cell office:value-type="string">
            <text:p>R-EU_R0603</text:p>
          </table:table-cell>
          <table:table-cell office:value-type="string">
            <text:p>R33,R34</text:p>
          </table:table-cell>
          <table:table-cell table:number-columns-repeated="1017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63496">
            <text:p>1463496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09INDUCTOR</text:p>
          </table:table-cell>
          <table:table-cell office:value-type="string">
            <text:p>U$1,U$2,U$3</text:p>
          </table:table-cell>
          <table:table-cell table:number-columns-repeated="1017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801305">
            <text:p>380130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9SWITCH</text:p>
          </table:table-cell>
          <table:table-cell office:value-type="string">
            <text:p>U$10</text:p>
          </table:table-cell>
          <table:table-cell table:number-columns-repeated="1017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69749">
            <text:p>1469749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2,R18,R23,R32</text:p>
          </table:table-cell>
          <table:table-cell table:number-columns-repeated="1017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463377">
            <text:p>1463377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0u</text:p>
          </table:table-cell>
          <table:table-cell office:value-type="string">
            <text:p>C-EUC0805</text:p>
          </table:table-cell>
          <table:table-cell office:value-type="string">
            <text:p>C11</text:p>
          </table:table-cell>
          <table:table-cell table:number-columns-repeated="1017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298442">
            <text:p>129844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D4</text:p>
          </table:table-cell>
          <table:table-cell table:number-columns-repeated="1017"/>
        </table:table-row>
        <table:table-row table:style-name="ro2">
          <table:table-cell table:number-columns-repeated="2" office:value-type="string">
            <text:p>?</text:p>
          </table:table-cell>
          <table:table-cell table:style-name="Default" office:value-type="string">
            <text:p>?</text:p>
          </table:table-cell>
          <table:table-cell office:value-type="string">
            <text:p>C</text:p>
          </table:table-cell>
          <table:table-cell office:value-type="string">
            <text:p>30k</text:p>
          </table:table-cell>
          <table:table-cell office:value-type="string">
            <text:p>R-EU_R0603</text:p>
          </table:table-cell>
          <table:table-cell office:value-type="string">
            <text:p>R16</text:p>
          </table:table-cell>
          <table:table-cell table:number-columns-repeated="1017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3</text:p>
          </table:table-cell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694390">
            <text:p>9694390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C1,C2,C6</text:p>
          </table:table-cell>
          <table:table-cell table:number-columns-repeated="1017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table:style-name="Default" office:value-type="string">
            <text:p>Farnell</text:p>
          </table:table-cell>
          <table:table-cell office:value-type="float" office:value="6">
            <text:p>6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5,C10,C12,C17,C18,C22</text:p>
          </table:table-cell>
          <table:table-cell table:number-columns-repeated="1017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469803">
            <text:p>1469803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330R</text:p>
          </table:table-cell>
          <table:table-cell office:value-type="string">
            <text:p>R-EU_R0603</text:p>
          </table:table-cell>
          <table:table-cell office:value-type="string">
            <text:p>R12</text:p>
          </table:table-cell>
          <table:table-cell table:number-columns-repeated="1017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9331930">
            <text:p>9331930</text:p>
          </table:table-cell>
          <table:table-cell table:style-name="Default" office:value-type="string">
            <text:p>Farnell</text:p>
          </table:table-cell>
          <table:table-cell office:value-type="float" office:value="10">
            <text:p>10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1,R9,R10,R11,R29,R13,R17,R19,R20,R31</text:p>
          </table:table-cell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80568">
            <text:p>1580568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C3,C7,C8</text:p>
          </table:table-cell>
          <table:table-cell table:number-columns-repeated="1017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469803">
            <text:p>1469803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330R</text:p>
          </table:table-cell>
          <table:table-cell office:value-type="string">
            <text:p>R-EU_R0603</text:p>
          </table:table-cell>
          <table:table-cell office:value-type="string">
            <text:p>R4,R14</text:p>
          </table:table-cell>
          <table:table-cell table:number-columns-repeated="1017"/>
        </table:table-row>
        <table:table-row table:style-name="ro2">
          <table:table-cell table:number-columns-repeated="3" office:value-type="string">
            <text:p>?</text:p>
          </table:table-cell>
          <table:table-cell office:value-type="float" office:value="3">
            <text:p>3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15,R22,R27</text:p>
          </table:table-cell>
          <table:table-cell table:number-columns-repeated="1017"/>
        </table:table-row>
        <table:table-row table:style-name="ro2">
          <table:table-cell table:number-columns-repeated="3" office:value-type="string">
            <text:p>?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BODGEPLATE1</text:p>
          </table:table-cell>
          <table:table-cell office:value-type="string">
            <text:p>U$13,U$14,U$16,U$17,U$18,U$27,U$28,U$29,U$30,U$31,U$32,U$37,U$38,U$39,U$40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846204">
            <text:p>9846204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Q1,Q2,Q3</text:p>
          </table:table-cell>
          <table:table-cell table:number-columns-repeated="1017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AX1626</text:p>
          </table:table-cell>
          <table:table-cell table:style-name="Default" office:value-type="string">
            <text:p>Digikey-uk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MAX1626ESA+</text:p>
          </table:table-cell>
          <table:table-cell office:value-type="string">
            <text:p>IC2,IC3,IC4</text:p>
          </table:table-cell>
          <table:table-cell table:number-columns-repeated="1017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MAX4069</text:p>
          </table:table-cell>
          <table:table-cell office:value-type="string">
            <text:p>Maxim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AX4069</text:p>
          </table:table-cell>
          <table:table-cell office:value-type="string">
            <text:p>IC5</text:p>
          </table:table-cell>
          <table:table-cell table:number-columns-repeated="1017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MODULE_CON</text:p>
          </table:table-cell>
          <table:table-cell office:value-type="string">
            <text:p>CON1,CON2,CON3,CON4</text:p>
          </table:table-cell>
          <table:table-cell table:number-columns-repeated="1017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296-16842-ND</text:p>
          </table:table-cell>
          <table:table-cell table:style-name="Default"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169</text:p>
          </table:table-cell>
          <table:table-cell office:value-type="string">
            <text:p>U$9</text:p>
          </table:table-cell>
          <table:table-cell table:number-columns-repeated="1017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9689605">
            <text:p>968960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MT2X7</text:p>
          </table:table-cell>
          <table:table-cell office:value-type="string">
            <text:p>U$24</text:p>
          </table:table-cell>
          <table:table-cell table:number-columns-repeated="1017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94018">
            <text:p>1094018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RM-1C-SL-5VDCRELAY</text:p>
          </table:table-cell>
          <table:table-cell office:value-type="string">
            <text:p>RL1</text:p>
          </table:table-cell>
          <table:table-cell table:number-columns-repeated="1017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109732">
            <text:p>1109732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XBEE</text:p>
          </table:table-cell>
          <table:table-cell office:value-type="string">
            <text:p>XB3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table:style-name="Default" office:value-type="string">
            <text:p>Farnell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CAMCON2W</text:p>
          </table:table-cell>
          <table:table-cell office:value-type="string">
            <text:p>U$5,U$6,U$7,U$8,U$11,USBPOWER,</text:p>
          </table:table-cell>
          <table:table-cell table:number-columns-repeated="1017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17037">
            <text:p>1217037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charger in</text:p>
          </table:table-cell>
          <table:table-cell office:value-type="string">
            <text:p>SCD-014A</text:p>
          </table:table-cell>
          <table:table-cell office:value-type="string">
            <text:p>CON-CHGIN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82408">
            <text:p>3882408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dhrgrun</text:p>
          </table:table-cell>
          <table:table-cell office:value-type="string">
            <text:p>CAMCON3W</text:p>
          </table:table-cell>
          <table:table-cell office:value-type="string">
            <text:p>U$4</text:p>
          </table:table-cell>
          <table:table-cell table:number-columns-repeated="1017"/>
        </table:table-row>
        <table:table-row table:style-name="ro2">
          <table:table-cell table:number-columns-repeated="3" office:value-type="string">
            <text:p>?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C-EUC0603</text:p>
          </table:table-cell>
          <table:table-cell office:value-type="string">
            <text:p>C15</text:p>
          </table:table-cell>
          <table:table-cell table:number-columns-repeated="1017"/>
        </table:table-row>
        <table:table-row table:style-name="ro2">
          <table:table-cell table:number-columns-repeated="3" office:value-type="string">
            <text:p>?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R-EU_R0603</text:p>
          </table:table-cell>
          <table:table-cell office:value-type="string">
            <text:p>R21</text:p>
          </table:table-cell>
          <table:table-cell table:number-columns-repeated="1017"/>
        </table:table-row>
        <table:table-row table:style-name="ro2" table:number-rows-repeated="6549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tor" table:style-name="ta1" table:print="false">
        <office:forms form:automatic-focus="false" form:apply-design-mode="false"/>
        <table:table-column table:style-name="co10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number-columns-repeated="4" table:default-cell-style-name="ce2"/>
        <table:table-column table:style-name="co24" table:number-columns-repeated="4" table:default-cell-style-name="ce2"/>
        <table:table-column table:style-name="co25" table:number-columns-repeated="10" table:default-cell-style-name="ce2"/>
        <table:table-column table:style-name="co24" table:default-cell-style-name="ce2"/>
        <table:table-column table:style-name="co9" table:number-columns-repeated="998" table:default-cell-style-name="ce2"/>
        <table:table-row table:style-name="ro2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Parts</text:p>
          </table:table-cell>
          <table:table-cell table:style-name="ce1" table:number-columns-spanned="17" table:number-rows-spanned="1"/>
          <table:covered-table-cell table:number-columns-repeated="16" table:style-name="ce1"/>
          <table:table-cell table:style-name="ce1" table:number-columns-repeated="999"/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table:style-name="Default" office:value-type="string">
            <text:p>Farnell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LEDCHIP-LED0603</text:p>
          </table:table-cell>
          <table:table-cell office:value-type="string">
            <text:p>LED1,LED2,LED3,LED4,LED5,LED6,LED10,LED11,LED12,LED13,LED14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table:style-name="Default" office:value-type="string">
            <text:p>Farnell</text:p>
          </table:table-cell>
          <table:table-cell office:value-type="float" office:value="12">
            <text:p>12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7,R13,R14,R15,R16,R17,R21,R22,R23,R24,R27, R18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67959">
            <text:p>1467959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2N7002</text:p>
          </table:table-cell>
          <table:table-cell office:value-type="string">
            <text:p>Q1,Q2,Q3,Q4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298442">
            <text:p>129844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D5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67538">
            <text:p>8067538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5mR</text:p>
          </table:table-cell>
          <table:table-cell office:value-type="string">
            <text:p>R-EU_M1206</text:p>
          </table:table-cell>
          <table:table-cell office:value-type="string">
            <text:p>R1,R2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X1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10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9451072">
            <text:p>945107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uF</text:p>
          </table:table-cell>
          <table:table-cell office:value-type="string">
            <text:p>CPOL-EUE1.8-4</text:p>
          </table:table-cell>
          <table:table-cell office:value-type="string">
            <text:p>C8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9331689">
            <text:p>9331689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11,R12,R19,R20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table:style-name="Default" office:value-type="string">
            <text:p>Farnell</text:p>
          </table:table-cell>
          <table:table-cell office:value-type="float" office:value="6">
            <text:p>6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3,R4,R5,R6,R8,R9</text:p>
          </table:table-cell>
          <table:table-cell table:number-columns-repeated="1017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table:style-name="Default" office:value-type="string">
            <text:p>Farnell</text:p>
          </table:table-cell>
          <table:table-cell office:value-type="float" office:value="7">
            <text:p>7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1,C2,C3,C4,C5,C6,C7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36217">
            <text:p>1236217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74153NS</text:p>
          </table:table-cell>
          <table:table-cell office:value-type="string">
            <text:p>IC2,IC3,IC4,IC5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BAT754S</text:p>
          </table:table-cell>
          <table:table-cell office:value-type="string">
            <text:p>D1,D2,D3,D4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CAMCON2W</text:p>
          </table:table-cell>
          <table:table-cell office:value-type="string">
            <text:p>U$1,U$2,U$3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91826">
            <text:p>1791826</text:p>
          </table:table-cell>
          <table:table-cell table:style-name="Default" office:value-type="string">
            <text:p>Phoenix Contact </text:p>
          </table:table-cell>
          <table:table-cell office:value-type="float" office:value="3">
            <text:p>3</text:p>
          </table:table-cell>
          <table:table-cell office:value-type="string">
            <text:p>FB0</text:p>
          </table:table-cell>
          <table:table-cell office:value-type="string">
            <text:p>CAGECLAMP</text:p>
          </table:table-cell>
          <table:table-cell office:value-type="string">
            <text:p>CON2,CON3,CON4,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91868">
            <text:p>1791868</text:p>
          </table:table-cell>
          <table:table-cell table:style-name="Default" office:value-type="string">
            <text:p>Phoenix Contact</text:p>
          </table:table-cell>
          <table:table-cell office:value-type="float" office:value="1">
            <text:p>1</text:p>
          </table:table-cell>
          <table:table-cell office:value-type="string">
            <text:p>FB2</text:p>
          </table:table-cell>
          <table:table-cell office:value-type="string">
            <text:p>Cage Clamp end</text:p>
          </table:table-cell>
          <table:table-cell office:value-type="string">
            <text:p>CON5</text:p>
          </table:table-cell>
          <table:table-cell table:number-columns-repeated="1017"/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1324786">
            <text:p>1324786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FDD8882</text:p>
          </table:table-cell>
          <table:table-cell office:value-type="string">
            <text:p>Q5,Q6,Q7,Q8</text:p>
          </table:table-cell>
          <table:table-cell table:number-columns-repeated="1017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MAX4069</text:p>
          </table:table-cell>
          <table:table-cell office:value-type="string">
            <text:p>Maxi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MAX4069</text:p>
          </table:table-cell>
          <table:table-cell office:value-type="string">
            <text:p>IC6,IC7</text:p>
          </table:table-cell>
          <table:table-cell table:number-columns-repeated="1017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ODULE_CON</text:p>
          </table:table-cell>
          <table:table-cell office:value-type="string">
            <text:p>CON1</text:p>
          </table:table-cell>
          <table:table-cell table:number-columns-repeated="1017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296-21446-1-ND</text:p>
          </table:table-cell>
          <table:table-cell table:style-name="Default"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2234</text:p>
          </table:table-cell>
          <table:table-cell office:value-type="string">
            <text:p>IC1</text:p>
          </table:table-cell>
          <table:table-cell table:number-columns-repeated="1017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846263">
            <text:p>9846263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DS8435A</text:p>
          </table:table-cell>
          <table:table-cell office:value-type="string">
            <text:p>Q13,Q14,Q15,Q16</text:p>
          </table:table-cell>
          <table:table-cell table:number-columns-repeated="1017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JP1</text:p>
          </table:table-cell>
          <table:table-cell table:number-columns-repeated="1017"/>
        </table:table-row>
        <table:table-row table:style-name="ro2" table:number-rows-repeated="65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wm" table:style-name="ta1" table:print="false">
        <office:forms form:automatic-focus="false" form:apply-design-mode="false"/>
        <table:table-column table:style-name="co10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6" table:default-cell-style-name="ce2"/>
        <table:table-column table:style-name="co23" table:number-columns-repeated="4" table:default-cell-style-name="ce2"/>
        <table:table-column table:style-name="co24" table:number-columns-repeated="4" table:default-cell-style-name="ce2"/>
        <table:table-column table:style-name="co25" table:number-columns-repeated="10" table:default-cell-style-name="ce2"/>
        <table:table-column table:style-name="co24" table:default-cell-style-name="ce2"/>
        <table:table-column table:style-name="co9" table:number-columns-repeated="998" table:default-cell-style-name="ce2"/>
        <table:table-row table:style-name="ro2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Parts</text:p>
          </table:table-cell>
          <table:table-cell table:style-name="ce1" table:number-columns-spanned="17" table:number-rows-spanned="1"/>
          <table:covered-table-cell table:number-columns-repeated="16" table:style-name="ce1"/>
          <table:table-cell table:style-name="ce1" table:number-columns-repeated="999"/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LEDCHIP-LED0603</text:p>
          </table:table-cell>
          <table:table-cell office:value-type="string">
            <text:p>LED2,LED4,LED5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418297">
            <text:p>3418297</text:p>
          </table:table-cell>
          <table:table-cell table:style-name="Default" office:value-type="string">
            <text:p>Farnell</text:p>
          </table:table-cell>
          <table:table-cell office:value-type="float" office:value="8">
            <text:p>8</text:p>
          </table:table-cell>
          <table:table-cell/>
          <table:table-cell office:value-type="string">
            <text:p>PINHD-1X3</text:p>
          </table:table-cell>
          <table:table-cell office:value-type="string">
            <text:p>JP1,JP2,JP3,JP4,JP5,JP6,JP7,JP8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D-1X4</text:p>
          </table:table-cell>
          <table:table-cell office:value-type="string">
            <text:p>JP9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table:style-name="Default" office:value-type="string">
            <text:p>Farnell</text:p>
          </table:table-cell>
          <table:table-cell office:value-type="float" office:value="10">
            <text:p>10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2,R3,R4,R5,R6,R7,R8,R10,R11,R13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86606">
            <text:p>286606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0u</text:p>
          </table:table-cell>
          <table:table-cell office:value-type="string">
            <text:p>C-EUC0805</text:p>
          </table:table-cell>
          <table:table-cell office:value-type="string">
            <text:p>C3,C4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1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9590323">
            <text:p>9590323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74ACT04D</text:p>
          </table:table-cell>
          <table:table-cell office:value-type="string">
            <text:p>IC2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table:style-name="Default" office:value-type="string">
            <text:p>Farnell</text:p>
          </table:table-cell>
          <table:table-cell office:value-type="float" office:value="6">
            <text:p>6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9,R12,R14,R15,R16,R17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00nF</text:p>
          </table:table-cell>
          <table:table-cell office:value-type="string">
            <text:p>C-EUC0603K</text:p>
          </table:table-cell>
          <table:table-cell office:value-type="string">
            <text:p>C1,C2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BAT754S</text:p>
          </table:table-cell>
          <table:table-cell office:value-type="string">
            <text:p>D3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CAMCON2W</text:p>
          </table:table-cell>
          <table:table-cell office:value-type="string">
            <text:p>U$1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ODULE_CON</text:p>
          </table:table-cell>
          <table:table-cell office:value-type="string">
            <text:p>CON1</text:p>
          </table:table-cell>
          <table:table-cell table:number-columns-repeated="1017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296-21446-1-ND</text:p>
          </table:table-cell>
          <table:table-cell table:style-name="Default"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2234</text:p>
          </table:table-cell>
          <table:table-cell office:value-type="string">
            <text:p>IC1</text:p>
          </table:table-cell>
          <table:table-cell table:number-columns-repeated="1017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735646">
            <text:p>8735646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ZENERBZX384-C3V3</text:p>
          </table:table-cell>
          <table:table-cell office:value-type="string">
            <text:p>D1</text:p>
          </table:table-cell>
          <table:table-cell table:number-columns-repeated="1017"/>
        </table:table-row>
        <table:table-row table:style-name="ro2" table:number-rows-repeated="65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intio" table:style-name="ta1" table:print="false">
        <table:table-column table:style-name="co10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4" table:default-cell-style-name="Default"/>
        <table:table-column table:style-name="co24" table:number-columns-repeated="4" table:default-cell-style-name="Default"/>
        <table:table-column table:style-name="co25" table:number-columns-repeated="10" table:default-cell-style-name="Default"/>
        <table:table-column table:style-name="co24" table:default-cell-style-name="Default"/>
        <table:table-column table:style-name="co9" table:number-columns-repeated="997" table:default-cell-style-name="Default"/>
        <table:table-row table:style-name="ro2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1" office:value-type="string">
            <text:p>Supplier</text:p>
          </table:table-cell>
          <table:table-cell table:style-name="ce3" office:value-type="string">
            <text:p>Quantity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Device</text:p>
          </table:table-cell>
          <table:table-cell table:style-name="ce3" office:value-type="string">
            <text:p>Parts</text:p>
          </table:table-cell>
          <table:table-cell table:style-name="ce3" table:number-columns-spanned="17" table:number-rows-spanned="1"/>
          <table:covered-table-cell table:number-columns-repeated="16" table:style-name="ce3"/>
          <table:table-cell table:style-name="ce3" table:number-columns-repeated="99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3">
            <text:p>13</text:p>
          </table:table-cell>
          <table:table-cell office:value-type="string">
            <text:p>LEDCHIP-LED0603</text:p>
          </table:table-cell>
          <table:table-cell office:value-type="string">
            <text:p>LED1,</text:p>
          </table:table-cell>
          <table:table-cell office:value-type="string">
            <text:p>LED4, LED5, LED6, LED7, LED8, LED10, LED11, LED12, LED13, LED14, LED15, LED16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21">
            <text:p>21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1, R2, R4, R5, R6, R7, R8, R9, R13, R14, R15, R16, R22, R23, R24, R25, R26, R27, R28, R29, R18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236655">
            <text:p>1236655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1uF</text:p>
          </table:table-cell>
          <table:table-cell office:value-type="string">
            <text:p>CPOL-EUB45181A</text:p>
          </table:table-cell>
          <table:table-cell office:value-type="string">
            <text:p>C3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X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10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2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9331930">
            <text:p>9331930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4">
            <text:p>4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17, R19, R20, R2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8">
            <text:p>8</text:p>
          </table:table-cell>
          <table:table-cell office:value-type="string">
            <text:p>BAT754S</text:p>
          </table:table-cell>
          <table:table-cell office:value-type="string">
            <text:p>SOT-23</text:p>
          </table:table-cell>
          <table:table-cell table:style-name="ce4" office:value-type="string">
            <text:p>D1, D2, D3, D4, D5, D6, D7, D8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431318">
            <text:p>1431318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4">
            <text:p>4</text:p>
          </table:table-cell>
          <table:table-cell table:number-columns-repeated="2" office:value-type="string">
            <text:p>BSS84</text:p>
          </table:table-cell>
          <table:table-cell office:value-type="string">
            <text:p>Q9, Q10, Q11, Q12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9525297">
            <text:p>9525297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4">
            <text:p>4</text:p>
          </table:table-cell>
          <table:table-cell table:number-columns-repeated="2" office:value-type="string">
            <text:p>BSS123</text:p>
          </table:table-cell>
          <table:table-cell office:value-type="string">
            <text:p>Q13, Q14, Q15, Q16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91868">
            <text:p>1791868</text:p>
          </table:table-cell>
          <table:table-cell table:style-name="Default" office:value-type="string">
            <text:p>Phoenix Contact</text:p>
          </table:table-cell>
          <table:table-cell table:style-name="ce2" office:value-type="float" office:value="4">
            <text:p>4</text:p>
          </table:table-cell>
          <table:table-cell office:value-type="string">
            <text:p>CAGECLAMP</text:p>
          </table:table-cell>
          <table:table-cell office:value-type="string">
            <text:p>CageClamp End cap</text:p>
          </table:table-cell>
          <table:table-cell office:value-type="string">
            <text:p>CON2, CON14, CON1, CON18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91826">
            <text:p>1791826</text:p>
          </table:table-cell>
          <table:table-cell table:style-name="Default" office:value-type="string">
            <text:p>Phoenix Contact </text:p>
          </table:table-cell>
          <table:table-cell table:style-name="ce2" office:value-type="float" office:value="16">
            <text:p>16</text:p>
          </table:table-cell>
          <table:table-cell table:number-columns-repeated="2" office:value-type="string">
            <text:p>CAGECLAMP</text:p>
          </table:table-cell>
          <table:table-cell office:value-type="string">
            <text:p>CON3, CON4, CON5, CON6, CON7, CON8, CON9, CON11, CON12, CON13, CON15, CON16, CON17, CON19, CON20, CON2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table:number-columns-repeated="2" office:value-type="string">
            <text:p>MODULE_CON</text:p>
          </table:table-cell>
          <table:table-cell office:value-type="string">
            <text:p>CON10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296-21446-1-ND</text:p>
          </table:table-cell>
          <table:table-cell table:style-name="Default" office:value-type="string">
            <text:p>Digikey-uk</text:p>
          </table:table-cell>
          <table:table-cell table:style-name="ce2" office:value-type="float" office:value="1">
            <text:p>1</text:p>
          </table:table-cell>
          <table:table-cell table:number-columns-repeated="2" office:value-type="string">
            <text:p>MSP430F2234</text:p>
          </table:table-cell>
          <table:table-cell office:value-type="string">
            <text:p>IC2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JP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 table:number-rows-repeated="6551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prototype-bom1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9" table:number-columns-repeated="2" table:default-cell-style-name="Default"/>
        <table:table-row table:style-name="ro2">
          <table:table-cell office:value-type="string">
            <text:p>power</text:p>
          </table:table-cell>
          <table:table-cell office:value-type="string">
            <text:p>U$3</text:p>
          </table:table-cell>
          <table:table-cell/>
          <table:table-cell table:number-columns-repeated="2" office:value-type="string">
            <text:p>09INDUCTOR</text:p>
          </table:table-cell>
          <table:table-cell office:value-type="string">
            <text:p>09INDUCTIR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496">
            <text:p>1463496</text:p>
          </table:table-cell>
          <table:table-cell office:value-type="string">
            <text:p>SDR1006-180ML — BOURNS — Inductors, Chokes &amp; Coils</text:p>
          </table:table-cell>
          <table:table-cell office:value-type="string">
            <text:p>NDUCTOR, 18UH, 3.8A, 20%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</text:p>
          </table:table-cell>
          <table:table-cell/>
          <table:table-cell table:number-columns-repeated="2" office:value-type="string">
            <text:p>09INDUCTOR</text:p>
          </table:table-cell>
          <table:table-cell office:value-type="string">
            <text:p>09INDUCTIR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496">
            <text:p>1463496</text:p>
          </table:table-cell>
          <table:table-cell office:value-type="string">
            <text:p>SDR1006-180ML — BOURNS — Inductors, Chokes &amp; Coils</text:p>
          </table:table-cell>
          <table:table-cell office:value-type="string">
            <text:p>NDUCTOR, 18UH, 3.8A, 20%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2</text:p>
          </table:table-cell>
          <table:table-cell/>
          <table:table-cell table:number-columns-repeated="2" office:value-type="string">
            <text:p>09INDUCTOR</text:p>
          </table:table-cell>
          <table:table-cell office:value-type="string">
            <text:p>09INDUCTIR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496">
            <text:p>1463496</text:p>
          </table:table-cell>
          <table:table-cell office:value-type="string">
            <text:p>SDR1006-180ML — BOURNS — Inductors, Chokes &amp; Coils</text:p>
          </table:table-cell>
          <table:table-cell office:value-type="string">
            <text:p>NDUCTOR, 18UH, 3.8A, 20%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0</text:p>
          </table:table-cell>
          <table:table-cell/>
          <table:table-cell table:number-columns-repeated="2" office:value-type="string">
            <text:p>09SWITCH</text:p>
          </table:table-cell>
          <table:table-cell office:value-type="string">
            <text:p>09S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01305">
            <text:p>3801305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5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8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4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3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1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7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2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6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9</text:p>
          </table:table-cell>
          <table:table-cell/>
          <table:table-cell office:value-type="string">
            <text:p>PINHD-1X4</text:p>
          </table:table-cell>
          <table:table-cell office:value-type="string">
            <text:p>1X04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ON-SLUG</text:p>
          </table:table-cell>
          <table:table-cell/>
          <table:table-cell office:value-type="string">
            <text:p>PINHD-1X7</text:p>
          </table:table-cell>
          <table:table-cell office:value-type="string">
            <text:p>1X07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636563">
            <text:p>63656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1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4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3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2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5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6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4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3</text:p>
          </table:table-cell>
          <table:table-cell/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4</text:p>
          </table:table-cell>
          <table:table-cell/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5</text:p>
          </table:table-cell>
          <table:table-cell/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2</text:p>
          </table:table-cell>
          <table:table-cell/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IC2</text:p>
          </table:table-cell>
          <table:table-cell/>
          <table:table-cell table:number-columns-repeated="2" office:value-type="string">
            <text:p>74ACT04D</text:p>
          </table:table-cell>
          <table:table-cell office:value-type="string">
            <text:p>SO14</text:p>
          </table:table-cell>
          <table:table-cell office:value-type="string">
            <text:p>74xx-eu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90323">
            <text:p>9590323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8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1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5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4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7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2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6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3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D1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D2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D4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D3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2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4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0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8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6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8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7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28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1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29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27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40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3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7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9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5</text:p>
          </table:table-cell>
          <table:table-cell/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25297">
            <text:p>9525297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3</text:p>
          </table:table-cell>
          <table:table-cell/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25297">
            <text:p>9525297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4</text:p>
          </table:table-cell>
          <table:table-cell/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25297">
            <text:p>9525297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6</text:p>
          </table:table-cell>
          <table:table-cell/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25297">
            <text:p>9525297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9</text:p>
          </table:table-cell>
          <table:table-cell/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31318">
            <text:p>1431318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0</text:p>
          </table:table-cell>
          <table:table-cell/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31318">
            <text:p>1431318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2</text:p>
          </table:table-cell>
          <table:table-cell/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31318">
            <text:p>1431318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1</text:p>
          </table:table-cell>
          <table:table-cell/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31318">
            <text:p>1431318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6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5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4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3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2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1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7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9</text:p>
          </table:table-cell>
          <table:table-cell/>
          <table:table-cell office:value-type="string">
            <text:p>0.1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6</text:p>
          </table:table-cell>
          <table:table-cell/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14037">
            <text:p>141403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9</text:p>
          </table:table-cell>
          <table:table-cell/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14037">
            <text:p>141403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4</text:p>
          </table:table-cell>
          <table:table-cell/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14037">
            <text:p>1414037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2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2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8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5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7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0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2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1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4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5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3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0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C1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EUC0603K</text:p>
          </table:table-cell>
          <table:table-cell office:value-type="string">
            <text:p>C0603K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C2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EUC0603K</text:p>
          </table:table-cell>
          <table:table-cell office:value-type="string">
            <text:p>C0603K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1</text:p>
          </table:table-cell>
          <table:table-cell/>
          <table:table-cell office:value-type="string">
            <text:p>10u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377">
            <text:p>1463377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9</text:p>
          </table:table-cell>
          <table:table-cell table:number-columns-repeated="2"/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5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8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5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6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7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4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3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9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8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1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6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21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3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9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2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4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7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2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20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ON2</text:p>
          </table:table-cell>
          <table:table-cell/>
          <table:table-cell office:value-type="string">
            <text:p>FB0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ON3</text:p>
          </table:table-cell>
          <table:table-cell/>
          <table:table-cell office:value-type="string">
            <text:p>FB1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ON5</text:p>
          </table:table-cell>
          <table:table-cell/>
          <table:table-cell office:value-type="string">
            <text:p>FB2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ON4</text:p>
          </table:table-cell>
          <table:table-cell/>
          <table:table-cell office:value-type="string">
            <text:p>FB3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5</text:p>
          </table:table-cell>
          <table:table-cell/>
          <table:table-cell office:value-type="string">
            <text:p>batcon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motor</text:p>
          </table:table-cell>
          <table:table-cell office:value-type="string">
            <text:p>U$3</text:p>
          </table:table-cell>
          <table:table-cell/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motor</text:p>
          </table:table-cell>
          <table:table-cell office:value-type="string">
            <text:p>U$2</text:p>
          </table:table-cell>
          <table:table-cell/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motor</text:p>
          </table:table-cell>
          <table:table-cell office:value-type="string">
            <text:p>U$1</text:p>
          </table:table-cell>
          <table:table-cell/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wm</text:p>
          </table:table-cell>
          <table:table-cell office:value-type="string">
            <text:p>U$1</text:p>
          </table:table-cell>
          <table:table-cell/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6</text:p>
          </table:table-cell>
          <table:table-cell/>
          <table:table-cell office:value-type="string">
            <text:p>log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SBPOWER</text:p>
          </table:table-cell>
          <table:table-cell/>
          <table:table-cell office:value-type="string">
            <text:p>mot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1</text:p>
          </table:table-cell>
          <table:table-cell/>
          <table:table-cell office:value-type="string">
            <text:p>mot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8</text:p>
          </table:table-cell>
          <table:table-cell/>
          <table:table-cell office:value-type="string">
            <text:p>mot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7</text:p>
          </table:table-cell>
          <table:table-cell/>
          <table:table-cell office:value-type="string">
            <text:p>servo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4</text:p>
          </table:table-cell>
          <table:table-cell/>
          <table:table-cell office:value-type="string">
            <text:p>dhrgrun</text:p>
          </table:table-cell>
          <table:table-cell office:value-type="string">
            <text:p>CAMCON3W</text:p>
          </table:table-cell>
          <table:table-cell office:value-type="string">
            <text:p>09CON3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408">
            <text:p>3882408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8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0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7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6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6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3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3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6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0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3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3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8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9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0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wm</text:p>
          </table:table-cell>
          <table:table-cell office:value-type="string">
            <text:p>LED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wm</text:p>
          </table:table-cell>
          <table:table-cell office:value-type="string">
            <text:p>LED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wm</text:p>
          </table:table-cell>
          <table:table-cell office:value-type="string">
            <text:p>LED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3</text:p>
          </table:table-cell>
          <table:table-cell/>
          <table:table-cell office:value-type="string">
            <text:p>1uF</text:p>
          </table:table-cell>
          <table:table-cell office:value-type="string">
            <text:p>CPOL-EUB45181A</text:p>
          </table:table-cell>
          <table:table-cell office:value-type="string">
            <text:p>B45181A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655">
            <text:p>12366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3</text:p>
          </table:table-cell>
          <table:table-cell/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580568">
            <text:p>1580568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8</text:p>
          </table:table-cell>
          <table:table-cell/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580568">
            <text:p>1580568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7</text:p>
          </table:table-cell>
          <table:table-cell/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580568">
            <text:p>1580568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</text:p>
          </table:table-cell>
          <table:table-cell/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694390">
            <text:p>9694390</text:p>
            <draw:frame table:end-cell-address="'prototype-bom1'.K165" table:end-x="0.0055in" table:end-y="0.1598in" draw:z-index="0" draw:name="http://img-europe.electrocomponents.com/uk/img/site/symbols/newSmall.gif" draw:style-name="gr1" draw:text-style-name="P1" svg:width="0.0055in" svg:height="0.0091in" svg:x="0in" svg:y="0.1508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</text:p>
          </table:table-cell>
          <table:table-cell/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694390">
            <text:p>9694390</text:p>
            <draw:frame table:end-cell-address="'prototype-bom1'.K166" table:end-x="0.0055in" table:end-y="0.1508in" draw:z-index="1" draw:name="http://img-europe.electrocomponents.com/uk/img/site/symbols/newSmall.gif" draw:style-name="gr1" draw:text-style-name="P1" svg:width="0.0055in" svg:height="0.0094in" svg:x="0in" svg:y="0.1413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6</text:p>
          </table:table-cell>
          <table:table-cell/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694390">
            <text:p>969439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8</text:p>
          </table:table-cell>
          <table:table-cell/>
          <table:table-cell office:value-type="string">
            <text:p>47uF</text:p>
          </table:table-cell>
          <table:table-cell office:value-type="string">
            <text:p>CPOL-EUE1.8-4</text:p>
          </table:table-cell>
          <table:table-cell office:value-type="string">
            <text:p>E1,8-4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451072">
            <text:p>9451072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C5</text:p>
          </table:table-cell>
          <table:table-cell/>
          <table:table-cell office:value-type="string">
            <text:p>10uF</text:p>
          </table:table-cell>
          <table:table-cell office:value-type="string">
            <text:p>CPOL-EUE2-4_0.6MMDRILL</text:p>
          </table:table-cell>
          <table:table-cell office:value-type="string">
            <text:p>E2-4_0.6MMDRILL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86606">
            <text:p>286606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C3</text:p>
          </table:table-cell>
          <table:table-cell/>
          <table:table-cell office:value-type="string">
            <text:p>10uF</text:p>
          </table:table-cell>
          <table:table-cell office:value-type="string">
            <text:p>CPOL-EUE2-4_0.6MMDRILL</text:p>
          </table:table-cell>
          <table:table-cell office:value-type="string">
            <text:p>E2-4_0.6MMDRILL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86606">
            <text:p>286606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7</text:p>
          </table:table-cell>
          <table:table-cell table:number-columns-repeated="2"/>
          <table:table-cell office:value-type="string">
            <text:p>CRYSTALSM49</text:p>
          </table:table-cell>
          <table:table-cell office:value-type="string">
            <text:p>SM49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maby later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8</text:p>
          </table:table-cell>
          <table:table-cell table:number-columns-repeated="2"/>
          <table:table-cell office:value-type="string">
            <text:p>CRYSTALSM49</text:p>
          </table:table-cell>
          <table:table-cell office:value-type="string">
            <text:p>SM49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maby later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X1</text:p>
          </table:table-cell>
          <table:table-cell/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TC26H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712887">
            <text:p>9712887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X1</text:p>
          </table:table-cell>
          <table:table-cell/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TC26H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712887">
            <text:p>971288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D5</text:p>
          </table:table-cell>
          <table:table-cell table:number-columns-repeated="2"/>
          <table:table-cell office:value-type="string">
            <text:p>DIODE-SMC</text:p>
          </table:table-cell>
          <table:table-cell office:value-type="string">
            <text:p>SMC</text:p>
          </table:table-cell>
          <table:table-cell office:value-type="string">
            <text:p>diod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231">
            <text:p>1463231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D6</text:p>
          </table:table-cell>
          <table:table-cell table:number-columns-repeated="2"/>
          <table:table-cell office:value-type="string">
            <text:p>DIODE-SMC</text:p>
          </table:table-cell>
          <table:table-cell office:value-type="string">
            <text:p>SMC</text:p>
          </table:table-cell>
          <table:table-cell office:value-type="string">
            <text:p>diod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231">
            <text:p>1463231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D7</text:p>
          </table:table-cell>
          <table:table-cell table:number-columns-repeated="2"/>
          <table:table-cell office:value-type="string">
            <text:p>DIODE-SMC</text:p>
          </table:table-cell>
          <table:table-cell office:value-type="string">
            <text:p>SMC</text:p>
          </table:table-cell>
          <table:table-cell office:value-type="string">
            <text:p>diod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231">
            <text:p>1463231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S1</text:p>
          </table:table-cell>
          <table:table-cell/>
          <table:table-cell office:value-type="string">
            <text:p>DP04</text:p>
          </table:table-cell>
          <table:table-cell office:value-type="string">
            <text:p>DP-04</text:p>
          </table:table-cell>
          <table:table-cell office:value-type="string">
            <text:p>switch-di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9471600">
            <text:p>9471600</text:p>
          </table:table-cell>
          <table:table-cell table:number-columns-repeated="2"/>
          <table:table-cell office:value-type="string">
            <text:p>4 Piano Key DIL</text:p>
          </table:table-cell>
          <table:table-cell/>
        </table:table-row>
        <table:table-row table:style-name="ro2">
          <table:table-cell office:value-type="string">
            <text:p>motor</text:p>
          </table:table-cell>
          <table:table-cell office:value-type="string">
            <text:p>Q5</text:p>
          </table:table-cell>
          <table:table-cell/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7</text:p>
          </table:table-cell>
          <table:table-cell/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8</text:p>
          </table:table-cell>
          <table:table-cell/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6</text:p>
          </table:table-cell>
          <table:table-cell/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D5</text:p>
          </table:table-cell>
          <table:table-cell/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TO252-3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98442">
            <text:p>1298442</text:p>
          </table:table-cell>
          <table:table-cell office:value-type="string">
            <text:p>12CWQ04FNTRPBF</text:p>
          </table:table-cell>
          <table:table-cell/>
          <table:table-cell office:value-type="string">
            <text:p>Diode D-PAK</text:p>
          </table:table-cell>
          <table:table-cell/>
        </table:table-row>
        <table:table-row table:style-name="ro2">
          <table:table-cell office:value-type="string">
            <text:p>power</text:p>
          </table:table-cell>
          <table:table-cell office:value-type="string">
            <text:p>D4</text:p>
          </table:table-cell>
          <table:table-cell/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TO252-3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98442">
            <text:p>1298442</text:p>
          </table:table-cell>
          <table:table-cell office:value-type="string">
            <text:p>12CWQ04FNTRPBF</text:p>
          </table:table-cell>
          <table:table-cell/>
          <table:table-cell office:value-type="string">
            <text:p>Diode D-PAK</text:p>
          </table:table-cell>
          <table:table-cell/>
        </table:table-row>
        <table:table-row table:style-name="ro2">
          <table:table-cell office:value-type="string">
            <text:p>power</text:p>
          </table:table-cell>
          <table:table-cell office:value-type="string">
            <text:p>CON-CHGIN</text:p>
          </table:table-cell>
          <table:table-cell/>
          <table:table-cell office:value-type="string">
            <text:p>charger</text:p>
          </table:table-cell>
          <table:table-cell office:value-type="string">
            <text:p>in</text:p>
          </table:table-cell>
          <table:table-cell office:value-type="string">
            <text:p>SCD-014A</text:p>
          </table:table-cell>
          <table:table-cell office:value-type="string">
            <text:p>SCD-014-A</text:p>
          </table:table-cell>
          <table:table-cell office:value-type="string">
            <text:p>con-shiua-chyuan</text:p>
          </table:table-cell>
          <table:table-cell office:value-type="float" office:value="1">
            <text:p>1</text:p>
          </table:table-cell>
          <table:table-cell/>
          <table:table-cell office:value-type="float" office:value="1217037">
            <text:p>1217037</text:p>
          </table:table-cell>
          <table:table-cell office:value-type="string">
            <text:p>LUMBERG - NEB 21 R - SOCKET, LOW VOLTAGE, 2.1MM</text:p>
          </table:table-cell>
          <table:table-cell table:number-columns-repeated="3"/>
        </table:table-row>
        <table:table-row table:style-name="ro2">
          <table:table-cell office:value-type="string">
            <text:p>pwm</text:p>
          </table:table-cell>
          <table:table-cell office:value-type="string">
            <text:p>D2</text:p>
          </table:table-cell>
          <table:table-cell office:value-type="string">
            <text:p>d</text:p>
          </table:table-cell>
          <table:table-cell table:number-columns-repeated="2" office:value-type="string">
            <text:p>LM4040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IC3</text:p>
          </table:table-cell>
          <table:table-cell/>
          <table:table-cell table:number-columns-repeated="2" office:value-type="string">
            <text:p>MAX1626ESA+</text:p>
          </table:table-cell>
          <table:table-cell office:value-type="string">
            <text:p>SO04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IC4</text:p>
          </table:table-cell>
          <table:table-cell/>
          <table:table-cell table:number-columns-repeated="2" office:value-type="string">
            <text:p>MAX1626ESA+</text:p>
          </table:table-cell>
          <table:table-cell office:value-type="string">
            <text:p>SO04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IC2</text:p>
          </table:table-cell>
          <table:table-cell/>
          <table:table-cell table:number-columns-repeated="2" office:value-type="string">
            <text:p>MAX1626ESA+</text:p>
          </table:table-cell>
          <table:table-cell office:value-type="string">
            <text:p>SO04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6</text:p>
          </table:table-cell>
          <table:table-cell/>
          <table:table-cell table:number-columns-repeated="2" office:value-type="string">
            <text:p>MAX4069</text:p>
          </table:table-cell>
          <table:table-cell office:value-type="string">
            <text:p>UMAX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7</text:p>
          </table:table-cell>
          <table:table-cell/>
          <table:table-cell table:number-columns-repeated="2" office:value-type="string">
            <text:p>MAX4069</text:p>
          </table:table-cell>
          <table:table-cell office:value-type="string">
            <text:p>UMAX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IC5</text:p>
          </table:table-cell>
          <table:table-cell/>
          <table:table-cell table:number-columns-repeated="2" office:value-type="string">
            <text:p>MAX4069</text:p>
          </table:table-cell>
          <table:table-cell office:value-type="string">
            <text:p>UMAX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0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ON1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ON3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ON2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ON4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ON1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CON1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9</text:p>
          </table:table-cell>
          <table:table-cell/>
          <table:table-cell table:number-columns-repeated="2" office:value-type="string">
            <text:p>MSP430F169</text:p>
          </table:table-cell>
          <table:table-cell office:value-type="string">
            <text:p>LQFP-64</text:p>
          </table:table-cell>
          <table:table-cell office:value-type="string">
            <text:p>gumsens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igikey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IC2</text:p>
          </table:table-cell>
          <table:table-cell/>
          <table:table-cell table:number-columns-repeated="2" office:value-type="string">
            <text:p>MSP430F2234</text:p>
          </table:table-cell>
          <table:table-cell office:value-type="string">
            <text:p>TSSOP3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igikey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1</text:p>
          </table:table-cell>
          <table:table-cell/>
          <table:table-cell table:number-columns-repeated="2" office:value-type="string">
            <text:p>MSP430F2234</text:p>
          </table:table-cell>
          <table:table-cell office:value-type="string">
            <text:p>TSSOP3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igikey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IC1</text:p>
          </table:table-cell>
          <table:table-cell/>
          <table:table-cell table:number-columns-repeated="2" office:value-type="string">
            <text:p>MSP430F2234</text:p>
          </table:table-cell>
          <table:table-cell office:value-type="string">
            <text:p>TSSOP3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igikey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14</text:p>
          </table:table-cell>
          <table:table-cell/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13</text:p>
          </table:table-cell>
          <table:table-cell/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16</text:p>
          </table:table-cell>
          <table:table-cell/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15</text:p>
          </table:table-cell>
          <table:table-cell/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2</text:p>
          </table:table-cell>
          <table:table-cell/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SO-08</text:p>
          </table:table-cell>
          <table:table-cell office:value-type="string">
            <text:p>transistor-pow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04">
            <text:p>9846204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1</text:p>
          </table:table-cell>
          <table:table-cell/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SO-08</text:p>
          </table:table-cell>
          <table:table-cell office:value-type="string">
            <text:p>transistor-pow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04">
            <text:p>9846204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3</text:p>
          </table:table-cell>
          <table:table-cell/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SO-08</text:p>
          </table:table-cell>
          <table:table-cell office:value-type="string">
            <text:p>transistor-pow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04">
            <text:p>9846204</text:p>
          </table:table-cell>
          <table:table-cell table:number-columns-repeated="4"/>
        </table:table-row>
        <table:table-row table:style-name="ro2">
          <table:table-cell office:value-type="string">
            <text:p>Part</text:p>
          </table:table-cell>
          <table:table-cell office:value-type="string">
            <text:p>Value</text:p>
          </table:table-cell>
          <table:table-cell/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Library</text:p>
          </table:table-cell>
          <table:table-cell office:value-type="string">
            <text:p>Sheet</text:p>
          </table:table-cell>
          <table:table-cell table:number-columns-repeated="3"/>
          <table:table-cell office:value-type="string">
            <text:p>farnell part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JP1</text:p>
          </table:table-cell>
          <table:table-cell/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1X04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JP1</text:p>
          </table:table-cell>
          <table:table-cell/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1X04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1</text:p>
          </table:table-cell>
          <table:table-cell/>
          <table:table-cell office:value-type="string">
            <text:p>15mR</text:p>
          </table:table-cell>
          <table:table-cell office:value-type="string">
            <text:p>R-EU_M1206</text:p>
          </table:table-cell>
          <table:table-cell office:value-type="string">
            <text:p>M1206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067538">
            <text:p>8067538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2</text:p>
          </table:table-cell>
          <table:table-cell/>
          <table:table-cell office:value-type="string">
            <text:p>15mR</text:p>
          </table:table-cell>
          <table:table-cell office:value-type="string">
            <text:p>R-EU_M1206</text:p>
          </table:table-cell>
          <table:table-cell office:value-type="string">
            <text:p>M1206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067538">
            <text:p>8067538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20</text:p>
          </table:table-cell>
          <table:table-cell office:value-type="string">
            <text:p>p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19</text:p>
          </table:table-cell>
          <table:table-cell office:value-type="string">
            <text:p>p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12</text:p>
          </table:table-cell>
          <table:table-cell office:value-type="string">
            <text:p>p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11</text:p>
          </table:table-cell>
          <table:table-cell office:value-type="string">
            <text:p>p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8</text:p>
          </table:table-cell>
          <table:table-cell office:value-type="string">
            <text:p>ib</text:p>
          </table:table-cell>
          <table:table-cell office:value-type="float" office:value="180">
            <text:p>1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11</text:p>
          </table:table-cell>
          <table:table-cell office:value-type="string">
            <text:p>ib</text:p>
          </table:table-cell>
          <table:table-cell office:value-type="float" office:value="180">
            <text:p>1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10</text:p>
          </table:table-cell>
          <table:table-cell office:value-type="string">
            <text:p>ib</text:p>
          </table:table-cell>
          <table:table-cell office:value-type="float" office:value="270">
            <text:p>27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office:value-type="string">
            <text:p>rcl</text:p>
          </table:table-cell>
          <table:table-cell table:number-columns-repeated="6"/>
        </table:table-row>
        <table:table-row table:style-name="ro2">
          <table:table-cell office:value-type="string">
            <text:p>pwm</text:p>
          </table:table-cell>
          <table:table-cell office:value-type="string">
            <text:p>R2</text:p>
          </table:table-cell>
          <table:table-cell office:value-type="string">
            <text:p>ib</text:p>
          </table:table-cell>
          <table:table-cell office:value-type="float" office:value="560">
            <text:p>56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ower</text:p>
          </table:table-cell>
          <table:table-cell office:value-type="string">
            <text:p>R27</text:p>
          </table:table-cell>
          <table:table-cell office:value-type="string">
            <text:p>ib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ower</text:p>
          </table:table-cell>
          <table:table-cell office:value-type="string">
            <text:p>R15</text:p>
          </table:table-cell>
          <table:table-cell office:value-type="string">
            <text:p>ib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ower</text:p>
          </table:table-cell>
          <table:table-cell office:value-type="string">
            <text:p>R22</text:p>
          </table:table-cell>
          <table:table-cell office:value-type="string">
            <text:p>ib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4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3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7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string">
            <text:p>msp430f223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6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5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8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9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3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8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4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5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6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</text:p>
          </table:table-cell>
          <table:table-cell office:value-type="string">
            <text:p>p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9">
            <text:p>146974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32</text:p>
          </table:table-cell>
          <table:table-cell office:value-type="string">
            <text:p>-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9">
            <text:p>146974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8</text:p>
          </table:table-cell>
          <table:table-cell office:value-type="string">
            <text:p>p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9">
            <text:p>146974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3</text:p>
          </table:table-cell>
          <table:table-cell office:value-type="string">
            <text:p>-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9">
            <text:p>146974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2</text:p>
          </table:table-cell>
          <table:table-cell office:value-type="string">
            <text:p>show r2</text:p>
          </table:table-cell>
          <table:table-cell office:value-type="string">
            <text:p>18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9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9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8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8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2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1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1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2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1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22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2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2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1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1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21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8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R1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0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7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1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9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ower</text:p>
          </table:table-cell>
          <table:table-cell office:value-type="string">
            <text:p>R11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3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31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0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9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7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9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0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9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4</text:p>
          </table:table-cell>
          <table:table-cell office:value-type="string">
            <text:p>ib</text:p>
          </table:table-cell>
          <table:table-cell office:value-type="string">
            <text:p>27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4</text:p>
          </table:table-cell>
          <table:table-cell office:value-type="string">
            <text:p>ib</text:p>
          </table:table-cell>
          <table:table-cell office:value-type="string">
            <text:p>27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4</text:p>
          </table:table-cell>
          <table:table-cell office:value-type="string">
            <text:p>-</text:p>
          </table:table-cell>
          <table:table-cell office:value-type="string">
            <text:p>2k7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612534">
            <text:p>612534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6</text:p>
          </table:table-cell>
          <table:table-cell office:value-type="string">
            <text:p>-</text:p>
          </table:table-cell>
          <table:table-cell office:value-type="string">
            <text:p>3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0</text:p>
          </table:table-cell>
          <table:table-cell office:value-type="string">
            <text:p>p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10</text:p>
          </table:table-cell>
          <table:table-cell office:value-type="string">
            <text:p>p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11">
            <text:p>1469811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3</text:p>
          </table:table-cell>
          <table:table-cell office:value-type="string">
            <text:p>p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11">
            <text:p>1469811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R1</text:p>
          </table:table-cell>
          <table:table-cell office:value-type="string">
            <text:p>p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ower</text:p>
          </table:table-cell>
          <table:table-cell office:value-type="string">
            <text:p>R21</text:p>
          </table:table-cell>
          <table:table-cell/>
          <table:table-cell office:value-type="string">
            <text:p>na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24</text:p>
          </table:table-cell>
          <table:table-cell/>
          <table:table-cell office:value-type="string">
            <text:p>SMT2X7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upple</text:p>
          </table:table-cell>
          <table:table-cell office:value-type="float" office:value="9689605">
            <text:p>9689605</text:p>
          </table:table-cell>
          <table:table-cell table:number-columns-repeated="3" office:value-type="string">
            <text:p>ONLY NEED 1 OR 2 OF THESE!</text:p>
          </table:table-cell>
          <table:table-cell/>
        </table:table-row>
        <table:table-row table:style-name="ro2">
          <table:table-cell office:value-type="string">
            <text:p>power</text:p>
          </table:table-cell>
          <table:table-cell office:value-type="string">
            <text:p>R25</text:p>
          </table:table-cell>
          <table:table-cell/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office:value-type="float" office:value="1100347">
            <text:p>110034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8</text:p>
          </table:table-cell>
          <table:table-cell/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office:value-type="float" office:value="9403140">
            <text:p>940314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30</text:p>
          </table:table-cell>
          <table:table-cell/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office:value-type="float" office:value="1100347">
            <text:p>110034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6</text:p>
          </table:table-cell>
          <table:table-cell/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office:value-type="float" office:value="1100347">
            <text:p>110034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F1</text:p>
          </table:table-cell>
          <table:table-cell table:number-columns-repeated="2"/>
          <table:table-cell table:number-columns-repeated="2" office:value-type="string">
            <text:p>SH22,5</text:p>
          </table:table-cell>
          <table:table-cell office:value-type="string">
            <text:p>fus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162740">
            <text:p>116274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L1</text:p>
          </table:table-cell>
          <table:table-cell/>
          <table:table-cell table:number-columns-repeated="2" office:value-type="string">
            <text:p>SRM-1C-SL-5VDCRELAY</text:p>
          </table:table-cell>
          <table:table-cell office:value-type="string">
            <text:p>RELAY5PIN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94018">
            <text:p>1094018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9</text:p>
          </table:table-cell>
          <table:table-cell/>
          <table:table-cell office:value-type="string">
            <text:p>CRYSTALTC26H</text:p>
          </table:table-cell>
          <table:table-cell office:value-type="string">
            <text:p>TC26H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maby later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XB3</text:p>
          </table:table-cell>
          <table:table-cell/>
          <table:table-cell table:number-columns-repeated="3" office:value-type="string">
            <text:p>XBEE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109732">
            <text:p>1109732</text:p>
          </table:table-cell>
          <table:table-cell table:number-columns-repeated="4" office:value-type="string">
            <text:p>2 OF THESE!</text:p>
          </table:table-cell>
        </table:table-row>
        <table:table-row table:style-name="ro2">
          <table:table-cell office:value-type="string">
            <text:p>pwm</text:p>
          </table:table-cell>
          <table:table-cell office:value-type="string">
            <text:p>D1</text:p>
          </table:table-cell>
          <table:table-cell/>
          <table:table-cell table:number-columns-repeated="2" office:value-type="string">
            <text:p>ZENERBZX384-C3V3</text:p>
          </table:table-cell>
          <table:table-cell office:value-type="string">
            <text:p>SOD323-W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735646">
            <text:p>8735646</text:p>
          </table:table-cell>
          <table:table-cell table:number-columns-repeated="4"/>
        </table:table-row>
      </table:table>
      <table:table table:name="prototype-bom2" table:style-name="ta1" table:print="false">
        <table:table-column table:style-name="co9" table:number-columns-repeated="7" table:default-cell-style-name="Default"/>
        <table:table-row table:style-name="ro2">
          <table:table-cell office:value-type="string">
            <text:p>R1</text:p>
          </table:table-cell>
          <table:table-cell/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10</text:p>
          </table:table-cell>
          <table:table-cell/>
          <table:table-cell office:value-type="float" office:value="270">
            <text:p>27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11</text:p>
          </table:table-cell>
          <table:table-cell/>
          <table:table-cell office:value-type="float" office:value="180">
            <text:p>1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13</text:p>
          </table:table-cell>
          <table:table-cell/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2</text:p>
          </table:table-cell>
          <table:table-cell/>
          <table:table-cell office:value-type="float" office:value="560">
            <text:p>56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3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4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5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6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7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8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</table:table>
      <table:table table:name="prototype-bom3" table:style-name="ta1" table:print="false">
        <table:table-column table:style-name="co9" table:default-cell-style-name="Default"/>
        <table:table-column table:style-name="co9" table:default-cell-style-name="ce6"/>
        <table:table-column table:style-name="co9" table:default-cell-style-name="Default"/>
        <table:table-column table:style-name="co39" table:default-cell-style-name="Default"/>
        <table:table-row table:style-name="ro2">
          <table:table-cell table:number-columns-repeated="4"/>
        </table:table-row>
        <table:table-row table:style-name="ro2">
          <table:table-cell/>
          <table:table-cell office:value-type="float" office:value="286606">
            <text:p>286606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612534">
            <text:p>612534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636563">
            <text:p>636563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1081206">
            <text:p>1081206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/>
          <table:table-cell office:value-type="float" office:value="1094018">
            <text:p>1094018</text:p>
          </table:table-cell>
          <table:table-cell office:value-type="float" office:value="1">
            <text:p>1</text:p>
          </table:table-cell>
          <table:table-cell/>
        </table:table-row>
        <table:table-row table:style-name="ro2" table:number-rows-repeated="2">
          <table:table-cell/>
          <table:table-cell table:style-name="ce7"/>
          <table:table-cell table:number-columns-repeated="2"/>
        </table:table-row>
        <table:table-row table:style-name="ro2">
          <table:table-cell/>
          <table:table-cell table:style-name="ce7" office:value-type="float" office:value="1100347">
            <text:p>1100347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109732">
            <text:p>110973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1162740">
            <text:p>116274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1217037">
            <text:p>1217037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1228332">
            <text:p>122833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float" office:value="1236217">
            <text:p>1236217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float" office:value="1236655">
            <text:p>1236655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1288255">
            <text:p>1288255</text:p>
          </table:table-cell>
          <table:table-cell office:value-type="float" office:value="17">
            <text:p>17</text:p>
          </table:table-cell>
          <table:table-cell/>
        </table:table-row>
        <table:table-row table:style-name="ro2">
          <table:table-cell/>
          <table:table-cell office:value-type="float" office:value="1298442">
            <text:p>129844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1414037">
            <text:p>1414037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1431318">
            <text:p>1431318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float" office:value="1463231">
            <text:p>146323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1463377">
            <text:p>1463377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1463496">
            <text:p>1463496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1467959">
            <text:p>1467959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float" office:value="1469649">
            <text:p>1469649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float" office:value="1469740">
            <text:p>146974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float" office:value="1469749">
            <text:p>1469749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float" office:value="1469803">
            <text:p>1469803</text:p>
          </table:table-cell>
          <table:table-cell office:value-type="float" office:value="12">
            <text:p>12</text:p>
          </table:table-cell>
          <table:table-cell/>
        </table:table-row>
        <table:table-row table:style-name="ro2">
          <table:table-cell/>
          <table:table-cell office:value-type="float" office:value="1469811">
            <text:p>14698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1580568">
            <text:p>1580568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3418297">
            <text:p>3418297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float" office:value="3801305">
            <text:p>3801305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3882391">
            <text:p>3882391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/>
          <table:table-cell office:value-type="float" office:value="3882408">
            <text:p>3882408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3938335">
            <text:p>3938335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float" office:value="8067538">
            <text:p>8067538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8067538">
            <text:p>8067538</text:p>
          </table:table-cell>
          <table:table-cell table:number-columns-repeated="2"/>
        </table:table-row>
        <table:table-row table:style-name="ro2">
          <table:table-cell/>
          <table:table-cell office:value-type="float" office:value="8735646">
            <text:p>8735646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9331930">
            <text:p>9331930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/>
          <table:table-cell table:style-name="ce7" office:value-type="float" office:value="9403140">
            <text:p>940314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9451072">
            <text:p>9451072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9471600">
            <text:p>947160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9525297">
            <text:p>9525297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float" office:value="9590323">
            <text:p>9590323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9694390">
            <text:p>969439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9712887">
            <text:p>9712887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9846204">
            <text:p>9846204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9846263">
            <text:p>984626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string">
            <text:p>1465988</text:p>
          </table:table-cell>
          <table:table-cell office:value-type="float" office:value="37">
            <text:p>37</text:p>
          </table:table-cell>
          <table:table-cell/>
        </table:table-row>
        <table:table-row table:style-name="ro2">
          <table:table-cell/>
          <table:table-cell table:style-name="Default" office:value-type="float" office:value="3041050">
            <text:p>3041050</text:p>
          </table:table-cell>
          <table:table-cell office:value-type="float" office:value="24">
            <text:p>24</text:p>
          </table:table-cell>
          <table:table-cell/>
        </table:table-row>
        <table:table-row table:style-name="ro2">
          <table:table-cell office:value-type="string">
            <text:p>--------------</text:p>
          </table:table-cell>
          <table:table-cell table:number-columns-repeated="3"/>
        </table:table-row>
        <table:table-row table:style-name="ro2">
          <table:table-cell office:value-type="string">
            <text:p>cc end</text:p>
          </table:table-cell>
          <table:table-cell table:style-name="Default" office:value-type="float" office:value="3105295">
            <text:p>3105295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pwr jack</text:p>
          </table:table-cell>
          <table:table-cell table:style-name="ce5" office:value-type="float" office:value="1217034">
            <text:p>1217034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slug umbillicle cable</text:p>
          </table:table-cell>
          <table:table-cell table:style-name="ce5" office:value-type="float" office:value="636502">
            <text:p>636502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slug socket</text:p>
          </table:table-cell>
          <table:table-cell table:style-name="ce5" office:value-type="float" office:value="636563">
            <text:p>636563</text:p>
          </table:table-cell>
          <table:table-cell office:value-type="float" office:value="1">
            <text:p>1</text:p>
          </table:table-cell>
          <table:table-cell/>
        </table:table-row>
        <table:table-row table:style-name="ro2" table:number-rows-repeated="14">
          <table:table-cell table:number-columns-repeated="4"/>
        </table:table-row>
        <table:table-row table:style-name="ro2">
          <table:table-cell/>
          <table:table-cell office:value-type="float" office:value="9689605">
            <text:p>9689605</text:p>
          </table:table-cell>
          <table:table-cell office:value-type="float" office:value="1">
            <text:p>1</text:p>
          </table:table-cell>
          <table:table-cell office:value-type="string">
            <text:p>pinhead</text:p>
          </table:table-cell>
        </table:table-row>
        <table:table-row table:style-name="ro2">
          <table:table-cell/>
          <table:table-cell table:style-name="ce5" office:value-type="float" office:value="1117234">
            <text:p>1117234</text:p>
          </table:table-cell>
          <table:table-cell office:value-type="float" office:value="1">
            <text:p>1</text:p>
          </table:table-cell>
          <table:table-cell office:value-type="string">
            <text:p>PHYCOMP - 232270461002 - RESISTOR, 0603 1K 1%, REEL 5000</text:p>
          </table:table-cell>
        </table:table-row>
        <table:table-row table:style-name="ro2">
          <table:table-cell/>
          <table:table-cell table:style-name="ce5" office:value-type="float" office:value="1117236">
            <text:p>1117236</text:p>
          </table:table-cell>
          <table:table-cell office:value-type="float" office:value="1">
            <text:p>1</text:p>
          </table:table-cell>
          <table:table-cell office:value-type="string">
            <text:p>PHYCOMP - 232270461004 - RESISTOR, 0603 100K 1%, REEL 5000</text:p>
          </table:table-cell>
        </table:table-row>
        <table:table-row table:style-name="ro2">
          <table:table-cell/>
          <table:table-cell table:style-name="ce8" office:value-type="float" office:value="3882275">
            <text:p>3882275</text:p>
          </table:table-cell>
          <table:table-cell office:value-type="float" office:value="300">
            <text:p>300</text:p>
          </table:table-cell>
          <table:table-cell office:value-type="string">
            <text:p>CAMDEN ELECTRONICS - CTB9400/2 - TERMINAL BLOCK, PLUG-IN, 2WAY</text:p>
          </table:table-cell>
        </table:table-row>
        <table:table-row table:style-name="ro2">
          <table:table-cell/>
          <table:table-cell table:style-name="ce5" office:value-type="float" office:value="3882287">
            <text:p>3882287</text:p>
          </table:table-cell>
          <table:table-cell office:value-type="float" office:value="30">
            <text:p>30</text:p>
          </table:table-cell>
          <table:table-cell office:value-type="string">
            <text:p>CAMDEN ELECTRONICS - CTB9400/3 - TERMINAL BLOCK, PLUG-IN, 3WAY</text:p>
          </table:table-cell>
        </table:table-row>
        <table:table-row table:style-name="ro2">
          <table:table-cell/>
          <table:table-cell table:style-name="ce5" office:value-type="float" office:value="9971890">
            <text:p>9971890</text:p>
          </table:table-cell>
          <table:table-cell office:value-type="float" office:value="1">
            <text:p>1</text:p>
          </table:table-cell>
          <table:table-cell office:value-type="string">
            <text:p>crimps 4.8mm</text:p>
          </table:table-cell>
        </table:table-row>
        <table:table-row table:style-name="ro2">
          <table:table-cell/>
          <table:table-cell table:style-name="ce5" office:value-type="float" office:value="1123187">
            <text:p>1123187</text:p>
          </table:table-cell>
          <table:table-cell office:value-type="float" office:value="50">
            <text:p>50</text:p>
          </table:table-cell>
          <table:table-cell office:value-type="string">
            <text:p>8a fuse</text:p>
          </table:table-cell>
        </table:table-row>
        <table:table-row table:style-name="ro2">
          <table:table-cell/>
          <table:table-cell table:style-name="Default" office:value-type="string">
            <text:p>150433</text:p>
          </table:table-cell>
          <table:table-cell office:value-type="float" office:value="8">
            <text:p>8</text:p>
          </table:table-cell>
          <table:table-cell office:value-type="string">
            <text:p>ribbon cabe</text:p>
          </table:table-cell>
        </table:table-row>
        <table:table-row table:style-name="ro2">
          <table:table-cell/>
          <table:table-cell table:style-name="Default"/>
          <table:table-cell office:value-type="float" office:value="20">
            <text:p>20</text:p>
          </table:table-cell>
          <table:table-cell/>
        </table:table-row>
        <table:table-row table:style-name="ro2">
          <table:table-cell/>
          <table:table-cell table:style-name="Default"/>
          <table:table-cell office:value-type="float" office:value="20">
            <text:p>20</text:p>
          </table:table-cell>
          <table:table-cell/>
        </table:table-row>
        <table:table-row table:style-name="ro2" table:number-rows-repeated="141">
          <table:table-cell table:number-columns-repeated="4"/>
        </table:table-row>
        <table:table-row table:style-name="ro2">
          <table:table-cell/>
          <table:table-cell>
            <draw:frame table:end-cell-address="'prototype-bom3'.B220" table:end-x="0.0063in" table:end-y="0.015in" draw:z-index="0" draw:name="http://img-europe.electrocomponents.com/uk/img/site/symbols/newSmall.gif" draw:style-name="gr1" draw:text-style-name="P1" svg:width="0.0063in" svg:height="0.0087in" svg:x="0in" svg:y="0.0063in">
              <draw:image xlink:href="http://img-europe.electrocomponents.com/uk/img/site/symbols/newSmall.gif" xlink:type="simple" xlink:show="embed" xlink:actuate="onLoad">
                <text:p/>
              </draw:image>
            </draw:frame>
            <draw:frame table:end-cell-address="'prototype-bom3'.B221" table:end-x="0.0063in" table:end-y="0.0075in" draw:z-index="1" draw:name="http://img-europe.electrocomponents.com/uk/img/site/symbols/newSmall.gif" draw:style-name="gr1" draw:text-style-name="P1" svg:width="0.0063in" svg:height="0.0122in" svg:x="0in" svg:y="0.1697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2" table:number-rows-repeated="65315">
          <table:table-cell table:number-columns-repeated="4"/>
        </table:table-row>
        <table:table-row table:style-name="ro2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5" number:min-integer-digits="1" number:decimal-replacement="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date-style style:name="N122">
      <number:month number:textual="true"/>
      <number:text>-</number:text>
      <number:year/>
    </number:date-style>
    <number:number-style style:name="N124P0" style:volatile="true">
      <number:number number:decimal-places="0" number:min-integer-digits="1" number:grouping="true"/>
      <number:text>_ </number:text>
    </number:number-style>
    <number:number-style style:name="N124">
      <number:text>[Red]-</number:text>
      <number:number number:decimal-places="0" number:min-integer-digits="1" number:grouping="true"/>
      <number:text> </number:text>
      <style:map style:condition="value()&gt;=0" style:apply-style-name="N124P0"/>
    </number:number-style>
    <number:number-style style:name="N125">
      <number:number number:decimal-places="1" number:min-integer-digits="1"/>
    </number:number-style>
    <number:currency-style style:name="N127P0" style:volatile="true">
      <number:currency-symbol number:language="en" number:country="GB">£</number:currency-symbol>
      <number:number number: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GB">£</number:currency-symbol>
      <number:number number: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04">01/04/2009</text:date>, <text:time>02:2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topher Cross</meta:initial-creator>
    <meta:creation-date>2008-12-31T15:18:34</meta:creation-date>
    <dc:date>2009-01-04T02:25:46</dc:date>
    <dc:creator>Christopher Cross</dc:creator>
    <meta:editing-duration>PT13H42M44S</meta:editing-duration>
    <meta:editing-cycles>66</meta:editing-cycles>
    <meta:generator>OpenOffice.org/3.0$Linux OpenOffice.org_project/300m9$Build-9358</meta:generator>
    <meta:document-statistic meta:table-count="8" meta:cell-count="3941" meta:object-count="4"/>
    <meta:user-defined meta:name="Info 1"/>
    <meta:user-defined meta:name="Info 2"/>
    <meta:user-defined meta:name="Info 3"/>
    <meta:user-defined meta:name="Info 4"/>
  </office:meta>
</office:document-meta>
</file>